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4"/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transparent"/>
    </style:style>
    <style:style style:name="ce3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 style:data-style-name="N3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4"/>
    <style:style style:name="ce48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2"/>
        <table:table-column table:style-name="co2" table:default-cell-style-name="ce38"/>
        <table:table-column table:style-name="co3" table:default-cell-style-name="ce38"/>
        <table:table-column table:style-name="co6" table:default-cell-style-name="ce38"/>
        <table:table-column table:style-name="co5" table:default-cell-style-name="ce42"/>
        <table:table-column table:style-name="co7" table:default-cell-style-name="ce38"/>
        <table:table-column table:style-name="co3" table:default-cell-style-name="ce38"/>
        <table:table-column table:style-name="co6" table:default-cell-style-name="ce38"/>
        <table:table-column table:style-name="co5" table:default-cell-style-name="ce42"/>
        <table:table-column table:style-name="co7" table:default-cell-style-name="ce38"/>
        <table:table-column table:style-name="co3" table:default-cell-style-name="ce38"/>
        <table:table-column table:style-name="co8" table:default-cell-style-name="ce38"/>
        <table:table-row table:style-name="ro1">
          <table:table-cell table:style-name="ce33" office:value-type="string" calcext:value-type="string" table:number-columns-spanned="16" table:number-rows-spanned="1">
            <text:p>Nombre de variables : 25</text:p>
          </table:table-cell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Default"/>
          <table:covered-table-cell table:style-name="ce34"/>
          <table:covered-table-cell table:number-columns-repeated="2" table:style-name="ce33"/>
        </table:table-row>
        <table:table-row table:style-name="ro1">
          <table:table-cell table:style-name="ce33" office:value-type="string" calcext:value-type="string">
            <text:p>Modules utilisés</text:p>
          </table:table-cell>
          <table:table-cell table:style-name="ce36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33"/>
          <table:table-cell table:style-name="Default"/>
          <table:table-cell table:style-name="ce36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33"/>
        </table:table-row>
        <table:table-row table:style-name="ro1">
          <table:table-cell table:style-name="ce34" office:value-type="string" calcext:value-type="string">
            <text:p>Seed</text:p>
          </table:table-cell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Default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0287776" calcext:value-type="float">
            <text:p>340 287 77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70" calcext:value-type="float">
            <text:p>1 070</text:p>
          </table:table-cell>
          <table:table-cell office:value-type="float" office:value="3125680384" calcext:value-type="float">
            <text:p>3 125 680 384</text:p>
          </table:table-cell>
          <table:table-cell/>
          <table:table-cell office:value-type="float" office:value="32781" calcext:value-type="float">
            <text:p>32 781</text:p>
          </table:table-cell>
          <table:table-cell office:value-type="float" office:value="1051" calcext:value-type="float">
            <text:p>1 051</text:p>
          </table:table-cell>
          <table:table-cell office:value-type="float" office:value="3067975680" calcext:value-type="float">
            <text:p>3 067 975 680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8486032" calcext:value-type="float">
            <text:p>238 486 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329702144" calcext:value-type="float">
            <text:p>329 702 144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05" calcext:value-type="float">
            <text:p>1 005</text:p>
          </table:table-cell>
          <table:table-cell table:style-name="ce39" office:value-type="float" office:value="2936001536" calcext:value-type="float">
            <text:p>2 936 001 536</text:p>
          </table:table-cell>
          <table:table-cell/>
          <table:table-cell table:style-name="ce39" office:value-type="float" office:value="32781" calcext:value-type="float">
            <text:p>32 781</text:p>
          </table:table-cell>
          <table:table-cell table:style-name="ce39" office:value-type="float" office:value="1000" calcext:value-type="float">
            <text:p>1 000</text:p>
          </table:table-cell>
          <table:table-cell table:style-name="ce39" office:value-type="float" office:value="2919203840" calcext:value-type="float">
            <text:p>2 919 203 840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2184912" calcext:value-type="float">
            <text:p>242 184 912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679616" calcext:value-type="float">
            <text:p>338 679 6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41" calcext:value-type="float">
            <text:p>1 141</text:p>
          </table:table-cell>
          <table:table-cell office:value-type="float" office:value="3331731456" calcext:value-type="float">
            <text:p>3 331 731 456</text:p>
          </table:table-cell>
          <table:table-cell/>
          <table:table-cell office:value-type="float" office:value="32773" calcext:value-type="float">
            <text:p>32 773</text:p>
          </table:table-cell>
          <table:table-cell office:value-type="float" office:value="923" calcext:value-type="float">
            <text:p>923</text:p>
          </table:table-cell>
          <table:table-cell office:value-type="float" office:value="2694654976" calcext:value-type="float">
            <text:p>2 694 654 976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78" calcext:value-type="float">
            <text:p>78</text:p>
          </table:table-cell>
          <table:table-cell office:value-type="float" office:value="230393632" calcext:value-type="float">
            <text:p>230 393 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338256480" calcext:value-type="float">
            <text:p>338 256 480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39" calcext:value-type="float">
            <text:p>1 139</text:p>
          </table:table-cell>
          <table:table-cell table:style-name="ce39" office:value-type="float" office:value="3325849856" calcext:value-type="float">
            <text:p>3 325 849 856</text:p>
          </table:table-cell>
          <table:table-cell/>
          <table:table-cell table:style-name="ce39" office:value-type="float" office:value="32766" calcext:value-type="float">
            <text:p>32 766</text:p>
          </table:table-cell>
          <table:table-cell table:style-name="ce39" office:value-type="float" office:value="895" calcext:value-type="float">
            <text:p>895</text:p>
          </table:table-cell>
          <table:table-cell table:style-name="ce39" office:value-type="float" office:value="2614274048" calcext:value-type="float">
            <text:p>2 614 274 048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261028032" calcext:value-type="float">
            <text:p>261 028 032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5" calcext:value-type="float">
            <text:p>115</text:p>
          </table:table-cell>
          <table:table-cell office:value-type="float" office:value="337990208" calcext:value-type="float">
            <text:p>337 990 208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0" calcext:value-type="float">
            <text:p>1 100</text:p>
          </table:table-cell>
          <table:table-cell office:value-type="float" office:value="3210542592" calcext:value-type="float">
            <text:p>3 210 542 592</text:p>
          </table:table-cell>
          <table:table-cell/>
          <table:table-cell office:value-type="float" office:value="32782" calcext:value-type="float">
            <text:p>32 782</text:p>
          </table:table-cell>
          <table:table-cell office:value-type="float" office:value="905" calcext:value-type="float">
            <text:p>905</text:p>
          </table:table-cell>
          <table:table-cell office:value-type="float" office:value="2643506688" calcext:value-type="float">
            <text:p>2 643 506 688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6990832" calcext:value-type="float">
            <text:p>236 990 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348586880" calcext:value-type="float">
            <text:p>348 586 880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24" calcext:value-type="float">
            <text:p>1 124</text:p>
          </table:table-cell>
          <table:table-cell table:style-name="ce39" office:value-type="float" office:value="3282017792" calcext:value-type="float">
            <text:p>3 282 017 792</text:p>
          </table:table-cell>
          <table:table-cell/>
          <table:table-cell table:style-name="ce39" office:value-type="float" office:value="32765" calcext:value-type="float">
            <text:p>32 765</text:p>
          </table:table-cell>
          <table:table-cell table:style-name="ce39" office:value-type="float" office:value="924" calcext:value-type="float">
            <text:p>924</text:p>
          </table:table-cell>
          <table:table-cell table:style-name="ce39" office:value-type="float" office:value="2696862208" calcext:value-type="float">
            <text:p>2 696 862 208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257245776" calcext:value-type="float">
            <text:p>257 245 776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0" calcext:value-type="float">
            <text:p>120</text:p>
          </table:table-cell>
          <table:table-cell office:value-type="float" office:value="350908384" calcext:value-type="float">
            <text:p>350 908 38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7" calcext:value-type="float">
            <text:p>1 117</text:p>
          </table:table-cell>
          <table:table-cell office:value-type="float" office:value="3260978176" calcext:value-type="float">
            <text:p>3 260 978 176</text:p>
          </table:table-cell>
          <table:table-cell/>
          <table:table-cell office:value-type="float" office:value="32706" calcext:value-type="float">
            <text:p>32 706</text:p>
          </table:table-cell>
          <table:table-cell office:value-type="float" office:value="937" calcext:value-type="float">
            <text:p>937</text:p>
          </table:table-cell>
          <table:table-cell office:value-type="float" office:value="2736145920" calcext:value-type="float">
            <text:p>2 736 145 920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8" calcext:value-type="float">
            <text:p>88</text:p>
          </table:table-cell>
          <table:table-cell office:value-type="float" office:value="257276864" calcext:value-type="float">
            <text:p>257 276 8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333677792" calcext:value-type="float">
            <text:p>333 677 792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52" calcext:value-type="float">
            <text:p>1 152</text:p>
          </table:table-cell>
          <table:table-cell table:style-name="ce39" office:value-type="float" office:value="3362349824" calcext:value-type="float">
            <text:p>3 362 349 824</text:p>
          </table:table-cell>
          <table:table-cell/>
          <table:table-cell table:style-name="ce39" office:value-type="float" office:value="32794" calcext:value-type="float">
            <text:p>32 794</text:p>
          </table:table-cell>
          <table:table-cell table:style-name="ce39" office:value-type="float" office:value="1110" calcext:value-type="float">
            <text:p>1 110</text:p>
          </table:table-cell>
          <table:table-cell table:style-name="ce39" office:value-type="float" office:value="3241892608" calcext:value-type="float">
            <text:p>3 241 892 608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35044656" calcext:value-type="float">
            <text:p>235 044 656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828096" calcext:value-type="float">
            <text:p>333 828 0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36" calcext:value-type="float">
            <text:p>1 136</text:p>
          </table:table-cell>
          <table:table-cell office:value-type="float" office:value="3317543936" calcext:value-type="float">
            <text:p>3 317 543 936</text:p>
          </table:table-cell>
          <table:table-cell/>
          <table:table-cell office:value-type="float" office:value="32789" calcext:value-type="float">
            <text:p>32 789</text:p>
          </table:table-cell>
          <table:table-cell office:value-type="float" office:value="1013" calcext:value-type="float">
            <text:p>1 013</text:p>
          </table:table-cell>
          <table:table-cell office:value-type="float" office:value="2958557696" calcext:value-type="float">
            <text:p>2 958 557 696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7866704" calcext:value-type="float">
            <text:p>237 866 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341448064" calcext:value-type="float">
            <text:p>341 448 064</text:p>
          </table:table-cell>
          <table:table-cell/>
          <table:table-cell table:style-name="ce39" office:value-type="float" office:value="65533" calcext:value-type="float">
            <text:p>65 533</text:p>
          </table:table-cell>
          <table:table-cell table:style-name="ce39" office:value-type="float" office:value="1131" calcext:value-type="float">
            <text:p>1 131</text:p>
          </table:table-cell>
          <table:table-cell table:style-name="ce39" office:value-type="float" office:value="3302341376" calcext:value-type="float">
            <text:p>3 302 341 376</text:p>
          </table:table-cell>
          <table:table-cell/>
          <table:table-cell table:style-name="ce39" office:value-type="float" office:value="32799" calcext:value-type="float">
            <text:p>32 799</text:p>
          </table:table-cell>
          <table:table-cell table:style-name="ce39" office:value-type="float" office:value="933" calcext:value-type="float">
            <text:p>933</text:p>
          </table:table-cell>
          <table:table-cell table:style-name="ce39" office:value-type="float" office:value="2723526912" calcext:value-type="float">
            <text:p>2 723 526 912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39575168" calcext:value-type="float">
            <text:p>239 575 168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185632" calcext:value-type="float">
            <text:p>335 185 63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7529600" calcext:value-type="float">
            <text:p>3 177 529 600</text:p>
          </table:table-cell>
          <table:table-cell/>
          <table:table-cell office:value-type="float" office:value="32683" calcext:value-type="float">
            <text:p>32 683</text:p>
          </table:table-cell>
          <table:table-cell office:value-type="float" office:value="1036" calcext:value-type="float">
            <text:p>1 036</text:p>
          </table:table-cell>
          <table:table-cell office:value-type="float" office:value="3026424832" calcext:value-type="float">
            <text:p>3 026 424 832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1" calcext:value-type="float">
            <text:p>81</text:p>
          </table:table-cell>
          <table:table-cell office:value-type="float" office:value="237162400" calcext:value-type="float">
            <text:p>237 162 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339379488" calcext:value-type="float">
            <text:p>339 379 488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13" calcext:value-type="float">
            <text:p>1 013</text:p>
          </table:table-cell>
          <table:table-cell table:style-name="ce39" office:value-type="float" office:value="2957310976" calcext:value-type="float">
            <text:p>2 957 310 976</text:p>
          </table:table-cell>
          <table:table-cell/>
          <table:table-cell table:style-name="ce39" office:value-type="float" office:value="32787" calcext:value-type="float">
            <text:p>32 787</text:p>
          </table:table-cell>
          <table:table-cell table:style-name="ce39" office:value-type="float" office:value="989" calcext:value-type="float">
            <text:p>989</text:p>
          </table:table-cell>
          <table:table-cell table:style-name="ce39" office:value-type="float" office:value="2889310208" calcext:value-type="float">
            <text:p>2 889 310 208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2080864" calcext:value-type="float">
            <text:p>242 080 864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778080" calcext:value-type="float">
            <text:p>339 778 080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4" calcext:value-type="float">
            <text:p>1 124</text:p>
          </table:table-cell>
          <table:table-cell office:value-type="float" office:value="3281346560" calcext:value-type="float">
            <text:p>3 281 346 560</text:p>
          </table:table-cell>
          <table:table-cell/>
          <table:table-cell office:value-type="float" office:value="32696" calcext:value-type="float">
            <text:p>32 696</text:p>
          </table:table-cell>
          <table:table-cell office:value-type="float" office:value="998" calcext:value-type="float">
            <text:p>998</text:p>
          </table:table-cell>
          <table:table-cell office:value-type="float" office:value="2915288064" calcext:value-type="float">
            <text:p>2 915 288 064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3" calcext:value-type="float">
            <text:p>83</text:p>
          </table:table-cell>
          <table:table-cell office:value-type="float" office:value="242477040" calcext:value-type="float">
            <text:p>242 477 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346499296" calcext:value-type="float">
            <text:p>346 499 296</text:p>
          </table:table-cell>
          <table:table-cell/>
          <table:table-cell table:style-name="ce39" office:value-type="float" office:value="65532" calcext:value-type="float">
            <text:p>65 532</text:p>
          </table:table-cell>
          <table:table-cell table:style-name="ce39" office:value-type="float" office:value="1031" calcext:value-type="float">
            <text:p>1 031</text:p>
          </table:table-cell>
          <table:table-cell table:style-name="ce39" office:value-type="float" office:value="3010994944" calcext:value-type="float">
            <text:p>3 010 994 944</text:p>
          </table:table-cell>
          <table:table-cell/>
          <table:table-cell table:style-name="ce39" office:value-type="float" office:value="32776" calcext:value-type="float">
            <text:p>32 776</text:p>
          </table:table-cell>
          <table:table-cell table:style-name="ce39" office:value-type="float" office:value="987" calcext:value-type="float">
            <text:p>987</text:p>
          </table:table-cell>
          <table:table-cell table:style-name="ce39" office:value-type="float" office:value="2880813312" calcext:value-type="float">
            <text:p>2 880 813 312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247333744" calcext:value-type="float">
            <text:p>247 333 744</text:p>
          </table:table-cell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41162624" calcext:value-type="float">
            <text:p>341 162 62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09" calcext:value-type="float">
            <text:p>1 109</text:p>
          </table:table-cell>
          <table:table-cell office:value-type="float" office:value="3239247872" calcext:value-type="float">
            <text:p>3 239 247 872</text:p>
          </table:table-cell>
          <table:table-cell/>
          <table:table-cell office:value-type="float" office:value="32786" calcext:value-type="float">
            <text:p>32 786</text:p>
          </table:table-cell>
          <table:table-cell office:value-type="float" office:value="972" calcext:value-type="float">
            <text:p>972</text:p>
          </table:table-cell>
          <table:table-cell office:value-type="float" office:value="2839714560" calcext:value-type="float">
            <text:p>2 839 714 560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7" calcext:value-type="float">
            <text:p>87</text:p>
          </table:table-cell>
          <table:table-cell office:value-type="float" office:value="254799936" calcext:value-type="float">
            <text:p>254 799 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63543616" calcext:value-type="float">
            <text:p>363 543 616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93" calcext:value-type="float">
            <text:p>1 093</text:p>
          </table:table-cell>
          <table:table-cell table:style-name="ce39" office:value-type="float" office:value="3191864832" calcext:value-type="float">
            <text:p>3 191 864 832</text:p>
          </table:table-cell>
          <table:table-cell/>
          <table:table-cell table:style-name="ce39" office:value-type="float" office:value="32751" calcext:value-type="float">
            <text:p>32 751</text:p>
          </table:table-cell>
          <table:table-cell table:style-name="ce39" office:value-type="float" office:value="973" calcext:value-type="float">
            <text:p>973</text:p>
          </table:table-cell>
          <table:table-cell table:style-name="ce39" office:value-type="float" office:value="2841551360" calcext:value-type="float">
            <text:p>2 841 551 360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0152480" calcext:value-type="float">
            <text:p>240 152 480</text:p>
          </table:table-cell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8" calcext:value-type="float">
            <text:p>118</text:p>
          </table:table-cell>
          <table:table-cell office:value-type="float" office:value="345936064" calcext:value-type="float">
            <text:p>345 936 06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5" calcext:value-type="float">
            <text:p>1 015</text:p>
          </table:table-cell>
          <table:table-cell office:value-type="float" office:value="2964360704" calcext:value-type="float">
            <text:p>2 964 360 704</text:p>
          </table:table-cell>
          <table:table-cell/>
          <table:table-cell office:value-type="float" office:value="32787" calcext:value-type="float">
            <text:p>32 787</text:p>
          </table:table-cell>
          <table:table-cell office:value-type="float" office:value="971" calcext:value-type="float">
            <text:p>971</text:p>
          </table:table-cell>
          <table:table-cell office:value-type="float" office:value="2835914496" calcext:value-type="float">
            <text:p>2 835 914 496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7" calcext:value-type="float">
            <text:p>87</text:p>
          </table:table-cell>
          <table:table-cell office:value-type="float" office:value="256102112" calcext:value-type="float">
            <text:p>256 102 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331263968" calcext:value-type="float">
            <text:p>331 263 968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16" calcext:value-type="float">
            <text:p>1 016</text:p>
          </table:table-cell>
          <table:table-cell table:style-name="ce39" office:value-type="float" office:value="2967594752" calcext:value-type="float">
            <text:p>2 967 594 752</text:p>
          </table:table-cell>
          <table:table-cell/>
          <table:table-cell table:style-name="ce39" office:value-type="float" office:value="32684" calcext:value-type="float">
            <text:p>32 684</text:p>
          </table:table-cell>
          <table:table-cell table:style-name="ce39" office:value-type="float" office:value="957" calcext:value-type="float">
            <text:p>957</text:p>
          </table:table-cell>
          <table:table-cell table:style-name="ce39" office:value-type="float" office:value="2795141376" calcext:value-type="float">
            <text:p>2 795 141 376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44254240" calcext:value-type="float">
            <text:p>244 254 240</text:p>
          </table:table-cell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423936" calcext:value-type="float">
            <text:p>333 423 93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63" calcext:value-type="float">
            <text:p>1 063</text:p>
          </table:table-cell>
          <table:table-cell office:value-type="float" office:value="3105139712" calcext:value-type="float">
            <text:p>3 105 139 712</text:p>
          </table:table-cell>
          <table:table-cell/>
          <table:table-cell office:value-type="float" office:value="32774" calcext:value-type="float">
            <text:p>32 774</text:p>
          </table:table-cell>
          <table:table-cell office:value-type="float" office:value="1004" calcext:value-type="float">
            <text:p>1 004</text:p>
          </table:table-cell>
          <table:table-cell office:value-type="float" office:value="2931114752" calcext:value-type="float">
            <text:p>2 931 114 752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39543872" calcext:value-type="float">
            <text:p>239 543 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333831200" calcext:value-type="float">
            <text:p>333 831 200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05" calcext:value-type="float">
            <text:p>1 105</text:p>
          </table:table-cell>
          <table:table-cell table:style-name="ce39" office:value-type="float" office:value="3227476736" calcext:value-type="float">
            <text:p>3 227 476 736</text:p>
          </table:table-cell>
          <table:table-cell/>
          <table:table-cell table:style-name="ce39" office:value-type="float" office:value="32771" calcext:value-type="float">
            <text:p>32 771</text:p>
          </table:table-cell>
          <table:table-cell table:style-name="ce39" office:value-type="float" office:value="1024" calcext:value-type="float">
            <text:p>1 024</text:p>
          </table:table-cell>
          <table:table-cell table:style-name="ce39" office:value-type="float" office:value="2990725120" calcext:value-type="float">
            <text:p>2 990 725 120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246325776" calcext:value-type="float">
            <text:p>246 325 776</text:p>
          </table:table-cell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5372704" calcext:value-type="float">
            <text:p>335 372 704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17" calcext:value-type="float">
            <text:p>1 017</text:p>
          </table:table-cell>
          <table:table-cell office:value-type="float" office:value="2969593088" calcext:value-type="float">
            <text:p>2 969 593 088</text:p>
          </table:table-cell>
          <table:table-cell/>
          <table:table-cell office:value-type="float" office:value="32738" calcext:value-type="float">
            <text:p>32 738</text:p>
          </table:table-cell>
          <table:table-cell office:value-type="float" office:value="989" calcext:value-type="float">
            <text:p>989</text:p>
          </table:table-cell>
          <table:table-cell office:value-type="float" office:value="2888822016" calcext:value-type="float">
            <text:p>2 888 822 016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42114144" calcext:value-type="float">
            <text:p>242 114 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339282400" calcext:value-type="float">
            <text:p>339 282 400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50" calcext:value-type="float">
            <text:p>1 150</text:p>
          </table:table-cell>
          <table:table-cell table:style-name="ce39" office:value-type="float" office:value="3356460032" calcext:value-type="float">
            <text:p>3 356 460 032</text:p>
          </table:table-cell>
          <table:table-cell/>
          <table:table-cell table:style-name="ce39" office:value-type="float" office:value="32786" calcext:value-type="float">
            <text:p>32 786</text:p>
          </table:table-cell>
          <table:table-cell table:style-name="ce39" office:value-type="float" office:value="1031" calcext:value-type="float">
            <text:p>1 031</text:p>
          </table:table-cell>
          <table:table-cell table:style-name="ce39" office:value-type="float" office:value="3010598400" calcext:value-type="float">
            <text:p>3 010 598 400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43335184" calcext:value-type="float">
            <text:p>243 335 184</text:p>
          </table:table-cell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7" calcext:value-type="float">
            <text:p>117</text:p>
          </table:table-cell>
          <table:table-cell office:value-type="float" office:value="343638112" calcext:value-type="float">
            <text:p>343 638 11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93" calcext:value-type="float">
            <text:p>1 093</text:p>
          </table:table-cell>
          <table:table-cell office:value-type="float" office:value="3189952000" calcext:value-type="float">
            <text:p>3 189 952 000</text:p>
          </table:table-cell>
          <table:table-cell/>
          <table:table-cell office:value-type="float" office:value="32660" calcext:value-type="float">
            <text:p>32 660</text:p>
          </table:table-cell>
          <table:table-cell office:value-type="float" office:value="1004" calcext:value-type="float">
            <text:p>1 004</text:p>
          </table:table-cell>
          <table:table-cell office:value-type="float" office:value="2930988800" calcext:value-type="float">
            <text:p>2 930 988 800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2" calcext:value-type="float">
            <text:p>82</text:p>
          </table:table-cell>
          <table:table-cell office:value-type="float" office:value="241570080" calcext:value-type="float">
            <text:p>241 570 0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335858304" calcext:value-type="float">
            <text:p>335 858 304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04" calcext:value-type="float">
            <text:p>1 104</text:p>
          </table:table-cell>
          <table:table-cell table:style-name="ce39" office:value-type="float" office:value="3224382208" calcext:value-type="float">
            <text:p>3 224 382 208</text:p>
          </table:table-cell>
          <table:table-cell/>
          <table:table-cell table:style-name="ce39" office:value-type="float" office:value="32695" calcext:value-type="float">
            <text:p>32 695</text:p>
          </table:table-cell>
          <table:table-cell table:style-name="ce39" office:value-type="float" office:value="968" calcext:value-type="float">
            <text:p>968</text:p>
          </table:table-cell>
          <table:table-cell table:style-name="ce39" office:value-type="float" office:value="2827884032" calcext:value-type="float">
            <text:p>2 827 884 032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0677568" calcext:value-type="float">
            <text:p>240 677 568</text:p>
          </table:table-cell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8982272" calcext:value-type="float">
            <text:p>338 982 272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15" calcext:value-type="float">
            <text:p>1 115</text:p>
          </table:table-cell>
          <table:table-cell office:value-type="float" office:value="3254494208" calcext:value-type="float">
            <text:p>3 254 494 208</text:p>
          </table:table-cell>
          <table:table-cell/>
          <table:table-cell office:value-type="float" office:value="32793" calcext:value-type="float">
            <text:p>32 793</text:p>
          </table:table-cell>
          <table:table-cell office:value-type="float" office:value="985" calcext:value-type="float">
            <text:p>985</text:p>
          </table:table-cell>
          <table:table-cell office:value-type="float" office:value="2876535296" calcext:value-type="float">
            <text:p>2 876 535 296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5" calcext:value-type="float">
            <text:p>85</text:p>
          </table:table-cell>
          <table:table-cell office:value-type="float" office:value="250949280" calcext:value-type="float">
            <text:p>250 949 2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334751744" calcext:value-type="float">
            <text:p>334 751 744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46" calcext:value-type="float">
            <text:p>1 046</text:p>
          </table:table-cell>
          <table:table-cell table:style-name="ce39" office:value-type="float" office:value="3055127296" calcext:value-type="float">
            <text:p>3 055 127 296</text:p>
          </table:table-cell>
          <table:table-cell/>
          <table:table-cell table:style-name="ce39" office:value-type="float" office:value="32759" calcext:value-type="float">
            <text:p>32 759</text:p>
          </table:table-cell>
          <table:table-cell table:style-name="ce39" office:value-type="float" office:value="1028" calcext:value-type="float">
            <text:p>1 028</text:p>
          </table:table-cell>
          <table:table-cell table:style-name="ce39" office:value-type="float" office:value="3002929408" calcext:value-type="float">
            <text:p>3 002 929 408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40913264" calcext:value-type="float">
            <text:p>240 913 264</text:p>
          </table:table-cell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4" calcext:value-type="float">
            <text:p>114</text:p>
          </table:table-cell>
          <table:table-cell office:value-type="float" office:value="333606816" calcext:value-type="float">
            <text:p>333 606 81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125" calcext:value-type="float">
            <text:p>1 125</text:p>
          </table:table-cell>
          <table:table-cell office:value-type="float" office:value="3284787200" calcext:value-type="float">
            <text:p>3 284 787 200</text:p>
          </table:table-cell>
          <table:table-cell/>
          <table:table-cell office:value-type="float" office:value="32727" calcext:value-type="float">
            <text:p>32 727</text:p>
          </table:table-cell>
          <table:table-cell office:value-type="float" office:value="1061" calcext:value-type="float">
            <text:p>1 061</text:p>
          </table:table-cell>
          <table:table-cell office:value-type="float" office:value="3099405312" calcext:value-type="float">
            <text:p>3 099 405 312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4" calcext:value-type="float">
            <text:p>84</text:p>
          </table:table-cell>
          <table:table-cell office:value-type="float" office:value="247039984" calcext:value-type="float">
            <text:p>247 039 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338682336" calcext:value-type="float">
            <text:p>338 682 336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040" calcext:value-type="float">
            <text:p>1 040</text:p>
          </table:table-cell>
          <table:table-cell table:style-name="ce39" office:value-type="float" office:value="3036552960" calcext:value-type="float">
            <text:p>3 036 552 960</text:p>
          </table:table-cell>
          <table:table-cell/>
          <table:table-cell table:style-name="ce39" office:value-type="float" office:value="32767" calcext:value-type="float">
            <text:p>32 767</text:p>
          </table:table-cell>
          <table:table-cell table:style-name="ce39" office:value-type="float" office:value="1059" calcext:value-type="float">
            <text:p>1 059</text:p>
          </table:table-cell>
          <table:table-cell table:style-name="ce39" office:value-type="float" office:value="3092676096" calcext:value-type="float">
            <text:p>3 092 676 096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245081424" calcext:value-type="float">
            <text:p>245 081 424</text:p>
          </table:table-cell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office:value-type="float" office:value="65535" calcext:value-type="float">
            <text:p>65 535</text:p>
          </table:table-cell>
          <table:table-cell office:value-type="float" office:value="116" calcext:value-type="float">
            <text:p>116</text:p>
          </table:table-cell>
          <table:table-cell office:value-type="float" office:value="339571296" calcext:value-type="float">
            <text:p>339 571 296</text:p>
          </table:table-cell>
          <table:table-cell/>
          <table:table-cell office:value-type="float" office:value="65534" calcext:value-type="float">
            <text:p>65 534</text:p>
          </table:table-cell>
          <table:table-cell office:value-type="float" office:value="1088" calcext:value-type="float">
            <text:p>1 088</text:p>
          </table:table-cell>
          <table:table-cell office:value-type="float" office:value="3176239872" calcext:value-type="float">
            <text:p>3 176 239 872</text:p>
          </table:table-cell>
          <table:table-cell/>
          <table:table-cell office:value-type="float" office:value="32792" calcext:value-type="float">
            <text:p>32 792</text:p>
          </table:table-cell>
          <table:table-cell office:value-type="float" office:value="930" calcext:value-type="float">
            <text:p>930</text:p>
          </table:table-cell>
          <table:table-cell office:value-type="float" office:value="2716951552" calcext:value-type="float">
            <text:p>2 716 951 552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6" calcext:value-type="float">
            <text:p>86</text:p>
          </table:table-cell>
          <table:table-cell office:value-type="float" office:value="252690288" calcext:value-type="float">
            <text:p>252 690 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335431136" calcext:value-type="float">
            <text:p>335 431 136</text:p>
          </table:table-cell>
          <table:table-cell/>
          <table:table-cell table:style-name="ce39" office:value-type="float" office:value="65534" calcext:value-type="float">
            <text:p>65 534</text:p>
          </table:table-cell>
          <table:table-cell table:style-name="ce39" office:value-type="float" office:value="1146" calcext:value-type="float">
            <text:p>1 146</text:p>
          </table:table-cell>
          <table:table-cell table:style-name="ce39" office:value-type="float" office:value="3347137536" calcext:value-type="float">
            <text:p>3 347 137 536</text:p>
          </table:table-cell>
          <table:table-cell/>
          <table:table-cell table:style-name="ce39" office:value-type="float" office:value="32745" calcext:value-type="float">
            <text:p>32 745</text:p>
          </table:table-cell>
          <table:table-cell table:style-name="ce39" office:value-type="float" office:value="942" calcext:value-type="float">
            <text:p>942</text:p>
          </table:table-cell>
          <table:table-cell table:style-name="ce39" office:value-type="float" office:value="2752009472" calcext:value-type="float">
            <text:p>2 752 009 472</text:p>
          </table:table-cell>
          <table:table-cell table:style-name="ce47"/>
          <table:table-cell table:style-name="ce39" office:value-type="float" office:value="65535" calcext:value-type="float">
            <text:p>65 535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260527232" calcext:value-type="float">
            <text:p>260 527 232</text:p>
          </table:table-cell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office:value-type="float" office:value="65535" calcext:value-type="float">
            <text:p>65 535</text:p>
          </table:table-cell>
          <table:table-cell office:value-type="float" office:value="121" calcext:value-type="float">
            <text:p>121</text:p>
          </table:table-cell>
          <table:table-cell office:value-type="float" office:value="353341056" calcext:value-type="float">
            <text:p>353 341 056</text:p>
          </table:table-cell>
          <table:table-cell/>
          <table:table-cell office:value-type="float" office:value="65532" calcext:value-type="float">
            <text:p>65 532</text:p>
          </table:table-cell>
          <table:table-cell office:value-type="float" office:value="1041" calcext:value-type="float">
            <text:p>1 041</text:p>
          </table:table-cell>
          <table:table-cell office:value-type="float" office:value="3040873216" calcext:value-type="float">
            <text:p>3 040 873 216</text:p>
          </table:table-cell>
          <table:table-cell/>
          <table:table-cell office:value-type="float" office:value="32681" calcext:value-type="float">
            <text:p>32 681</text:p>
          </table:table-cell>
          <table:table-cell office:value-type="float" office:value="948" calcext:value-type="float">
            <text:p>948</text:p>
          </table:table-cell>
          <table:table-cell office:value-type="float" office:value="2768375808" calcext:value-type="float">
            <text:p>2 768 375 808</text:p>
          </table:table-cell>
          <table:table-cell table:style-name="ce47"/>
          <table:table-cell office:value-type="float" office:value="65535" calcext:value-type="float">
            <text:p>65 535</text:p>
          </table:table-cell>
          <table:table-cell office:value-type="float" office:value="88" calcext:value-type="float">
            <text:p>88</text:p>
          </table:table-cell>
          <table:table-cell office:value-type="float" office:value="259460640" calcext:value-type="float">
            <text:p>259 460 640</text:p>
          </table:table-cell>
        </table:table-row>
        <table:table-row table:style-name="ro1">
          <table:table-cell table:style-name="ce33" table:number-columns-repeated="4"/>
          <table:table-cell table:style-name="ce41"/>
          <table:table-cell table:style-name="ce33" table:number-columns-repeated="3"/>
          <table:table-cell table:style-name="ce41"/>
          <table:table-cell table:style-name="ce33"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style-name="ce40" table:formula="of:=AVERAGE([.B4:.B34])" office:value-type="float" office:value="65535" calcext:value-type="float">
            <text:p>65 535,00</text:p>
          </table:table-cell>
          <table:table-cell table:style-name="ce40" table:formula="of:=AVERAGE([.C4:.C34])" office:value-type="float" office:value="115.903225806452" calcext:value-type="float">
            <text:p>115,90</text:p>
          </table:table-cell>
          <table:table-cell table:style-name="ce40" table:formula="of:=AVERAGE([.D4:.D34])" office:value-type="float" office:value="339738307.096774" calcext:value-type="float">
            <text:p>339 738 307,10</text:p>
          </table:table-cell>
          <table:table-cell table:style-name="ce43"/>
          <table:table-cell table:style-name="ce40" table:formula="of:=AVERAGE([.F4:.F34])" office:value-type="float" office:value="65533.8387096774" calcext:value-type="float">
            <text:p>65 533,84</text:p>
          </table:table-cell>
          <table:table-cell table:style-name="ce40" table:formula="of:=AVERAGE([.G4:.G34])" office:value-type="float" office:value="1088.29032258065" calcext:value-type="float">
            <text:p>1 088,29</text:p>
          </table:table-cell>
          <table:table-cell table:style-name="ce40" table:formula="of:=AVERAGE([.H4:.H34])" office:value-type="float" office:value="3177854942.96774" calcext:value-type="float">
            <text:p>3 177 854 942,97</text:p>
          </table:table-cell>
          <table:table-cell table:style-name="ce43"/>
          <table:table-cell table:style-name="ce40" table:formula="of:=AVERAGE([.J4:.J34])" office:value-type="float" office:value="32754" calcext:value-type="float">
            <text:p>32 754,00</text:p>
          </table:table-cell>
          <table:table-cell table:style-name="ce40" table:formula="of:=AVERAGE([.K4:.K34])" office:value-type="float" office:value="985.387096774194" calcext:value-type="float">
            <text:p>985,39</text:p>
          </table:table-cell>
          <table:table-cell table:style-name="ce40" table:formula="of:=AVERAGE([.L4:.L34])" office:value-type="float" office:value="2877734672.51613" calcext:value-type="float">
            <text:p>2 877 734 672,52</text:p>
          </table:table-cell>
          <table:table-cell table:style-name="ce44"/>
          <table:table-cell table:style-name="ce40" table:formula="of:=AVERAGE([.N4:.N34])" office:value-type="float" office:value="65535" calcext:value-type="float">
            <text:p>65 535,00</text:p>
          </table:table-cell>
          <table:table-cell table:style-name="ce40" table:formula="of:=AVERAGE([.O4:.O34])" office:value-type="float" office:value="83.5806451612903" calcext:value-type="float">
            <text:p>83,58</text:p>
          </table:table-cell>
          <table:table-cell table:style-name="ce40" table:formula="of:=AVERAGE([.P4:.P34])" office:value-type="float" office:value="245505940.645161" calcext:value-type="float">
            <text:p>245 505 940,65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40" table:formula="of:=STDEV([.B4:.B34])" office:value-type="float" office:value="0" calcext:value-type="float">
            <text:p>0,00</text:p>
          </table:table-cell>
          <table:table-cell table:style-name="ce40" table:formula="of:=STDEV([.C4:.C34])" office:value-type="float" office:value="2.49472561897666" calcext:value-type="float">
            <text:p>2,49</text:p>
          </table:table-cell>
          <table:table-cell table:style-name="ce40" table:formula="of:=STDEV([.D4:.D34])" office:value-type="float" office:value="7124191.68178545" calcext:value-type="float">
            <text:p>7 124 191,68</text:p>
          </table:table-cell>
          <table:table-cell table:style-name="ce44"/>
          <table:table-cell table:style-name="ce40" table:formula="of:=STDEV([.F4:.F34])" office:value-type="float" office:value="0.522607194334227" calcext:value-type="float">
            <text:p>0,52</text:p>
          </table:table-cell>
          <table:table-cell table:style-name="ce40" table:formula="of:=STDEV([.G4:.G34])" office:value-type="float" office:value="46.9462057738337" calcext:value-type="float">
            <text:p>46,95</text:p>
          </table:table-cell>
          <table:table-cell table:style-name="ce40" table:formula="of:=STDEV([.H4:.H34])" office:value-type="float" office:value="136712861.967623" calcext:value-type="float">
            <text:p>136 712 861,97</text:p>
          </table:table-cell>
          <table:table-cell table:style-name="ce44"/>
          <table:table-cell table:style-name="ce40" table:formula="of:=STDEV([.J4:.J34])" office:value-type="float" office:value="41.071482401621" calcext:value-type="float">
            <text:p>41,07</text:p>
          </table:table-cell>
          <table:table-cell table:style-name="ce40" table:formula="of:=STDEV([.K4:.K34])" office:value-type="float" office:value="50.3816616236204" calcext:value-type="float">
            <text:p>50,38</text:p>
          </table:table-cell>
          <table:table-cell table:style-name="ce40" table:formula="of:=STDEV([.L4:.L34])" office:value-type="float" office:value="147164366.051131" calcext:value-type="float">
            <text:p>147 164 366,05</text:p>
          </table:table-cell>
          <table:table-cell table:style-name="ce44"/>
          <table:table-cell table:style-name="ce40" table:formula="of:=STDEV([.N4:.N34])" office:value-type="float" office:value="0" calcext:value-type="float">
            <text:p>0,00</text:p>
          </table:table-cell>
          <table:table-cell table:style-name="ce40" table:formula="of:=STDEV([.O4:.O34])" office:value-type="float" office:value="2.84925947745944" calcext:value-type="float">
            <text:p>2,85</text:p>
          </table:table-cell>
          <table:table-cell table:style-name="ce40" table:formula="of:=STDEV([.P4:.P34])" office:value-type="float" office:value="8207128.45616951" calcext:value-type="float">
            <text:p>8 207 128,46</text:p>
          </table:table-cell>
        </table:table-row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ce33" office:value-type="string" calcext:value-type="string" table:number-columns-spanned="16" table:number-rows-spanned="1">
            <text:p>Nombre de variables : 30</text:p>
          </table:table-cell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Default"/>
          <table:covered-table-cell table:style-name="ce34"/>
          <table:covered-table-cell table:number-columns-repeated="2" table:style-name="ce33"/>
        </table:table-row>
        <table:table-row table:style-name="ro1">
          <table:table-cell table:style-name="ce33" office:value-type="string" calcext:value-type="string">
            <text:p>Modules utilisés</text:p>
          </table:table-cell>
          <table:table-cell table:style-name="ce36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33"/>
          <table:table-cell table:style-name="ce45"/>
          <table:table-cell table:style-name="ce36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33"/>
        </table:table-row>
        <table:table-row table:style-name="ro1">
          <table:table-cell table:style-name="ce34" office:value-type="string" calcext:value-type="string">
            <text:p>Seed</text:p>
          </table:table-cell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5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524" calcext:value-type="float">
            <text:p>2 524</text:p>
          </table:table-cell>
          <table:table-cell office:value-type="float" office:value="7368816640" calcext:value-type="float">
            <text:p>7 368 816 640</text:p>
          </table:table-cell>
          <table:table-cell/>
          <table:table-cell office:value-type="float" office:value="1048573" calcext:value-type="float">
            <text:p>1 048 573</text:p>
          </table:table-cell>
          <table:table-cell office:value-type="float" office:value="23387" calcext:value-type="float">
            <text:p>23 387</text:p>
          </table:table-cell>
          <table:table-cell office:value-type="float" office:value="68255911936" calcext:value-type="float">
            <text:p>68 255 911 936</text:p>
          </table:table-cell>
          <table:table-cell/>
          <table:table-cell office:value-type="float" office:value="529970" calcext:value-type="float">
            <text:p>529 970</text:p>
          </table:table-cell>
          <table:table-cell office:value-type="float" office:value="21705" calcext:value-type="float">
            <text:p>21 705</text:p>
          </table:table-cell>
          <table:table-cell office:value-type="float" office:value="63350202368" calcext:value-type="float">
            <text:p>63 350 202 368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23" calcext:value-type="float">
            <text:p>1 923</text:p>
          </table:table-cell>
          <table:table-cell office:value-type="float" office:value="5614737408" calcext:value-type="float">
            <text:p>5 614 737 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82" calcext:value-type="float">
            <text:p>2 682</text:p>
          </table:table-cell>
          <table:table-cell table:style-name="ce39" office:value-type="float" office:value="7829999104" calcext:value-type="float">
            <text:p>7 829 999 104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516" calcext:value-type="float">
            <text:p>23 516</text:p>
          </table:table-cell>
          <table:table-cell table:style-name="ce39" office:value-type="float" office:value="68635328512" calcext:value-type="float">
            <text:p>68 635 328 512</text:p>
          </table:table-cell>
          <table:table-cell/>
          <table:table-cell table:style-name="ce39" office:value-type="float" office:value="529835" calcext:value-type="float">
            <text:p>529 835</text:p>
          </table:table-cell>
          <table:table-cell table:style-name="ce39" office:value-type="float" office:value="20334" calcext:value-type="float">
            <text:p>20 334</text:p>
          </table:table-cell>
          <table:table-cell table:style-name="ce39" office:value-type="float" office:value="59346243584" calcext:value-type="float">
            <text:p>59 346 243 584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998" calcext:value-type="float">
            <text:p>1 998</text:p>
          </table:table-cell>
          <table:table-cell table:style-name="ce39" office:value-type="float" office:value="5832077312" calcext:value-type="float">
            <text:p>5 832 077 312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515" calcext:value-type="float">
            <text:p>2 515</text:p>
          </table:table-cell>
          <table:table-cell office:value-type="float" office:value="7342851584" calcext:value-type="float">
            <text:p>7 342 851 584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632" calcext:value-type="float">
            <text:p>23 632</text:p>
          </table:table-cell>
          <table:table-cell office:value-type="float" office:value="68972519424" calcext:value-type="float">
            <text:p>68 972 519 424</text:p>
          </table:table-cell>
          <table:table-cell/>
          <table:table-cell office:value-type="float" office:value="529802" calcext:value-type="float">
            <text:p>529 802</text:p>
          </table:table-cell>
          <table:table-cell office:value-type="float" office:value="20514" calcext:value-type="float">
            <text:p>20 514</text:p>
          </table:table-cell>
          <table:table-cell office:value-type="float" office:value="59871096832" calcext:value-type="float">
            <text:p>59 871 096 832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60" calcext:value-type="float">
            <text:p>1 960</text:p>
          </table:table-cell>
          <table:table-cell office:value-type="float" office:value="5722743808" calcext:value-type="float">
            <text:p>5 722 743 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530" calcext:value-type="float">
            <text:p>2 530</text:p>
          </table:table-cell>
          <table:table-cell table:style-name="ce39" office:value-type="float" office:value="7383943168" calcext:value-type="float">
            <text:p>7 383 943 168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076" calcext:value-type="float">
            <text:p>23 076</text:p>
          </table:table-cell>
          <table:table-cell table:style-name="ce39" office:value-type="float" office:value="67348287488" calcext:value-type="float">
            <text:p>67 348 287 488</text:p>
          </table:table-cell>
          <table:table-cell/>
          <table:table-cell table:style-name="ce39" office:value-type="float" office:value="529767" calcext:value-type="float">
            <text:p>529 767</text:p>
          </table:table-cell>
          <table:table-cell table:style-name="ce39" office:value-type="float" office:value="21777" calcext:value-type="float">
            <text:p>21 777</text:p>
          </table:table-cell>
          <table:table-cell table:style-name="ce39" office:value-type="float" office:value="63560196096" calcext:value-type="float">
            <text:p>63 560 196 096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81" calcext:value-type="float">
            <text:p>1 881</text:p>
          </table:table-cell>
          <table:table-cell table:style-name="ce39" office:value-type="float" office:value="5492562432" calcext:value-type="float">
            <text:p>5 492 562 432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567" calcext:value-type="float">
            <text:p>2 567</text:p>
          </table:table-cell>
          <table:table-cell office:value-type="float" office:value="7493259264" calcext:value-type="float">
            <text:p>7 493 259 264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429" calcext:value-type="float">
            <text:p>23 429</text:p>
          </table:table-cell>
          <table:table-cell office:value-type="float" office:value="68381405184" calcext:value-type="float">
            <text:p>68 381 405 184</text:p>
          </table:table-cell>
          <table:table-cell/>
          <table:table-cell office:value-type="float" office:value="529899" calcext:value-type="float">
            <text:p>529 899</text:p>
          </table:table-cell>
          <table:table-cell office:value-type="float" office:value="22457" calcext:value-type="float">
            <text:p>22 457</text:p>
          </table:table-cell>
          <table:table-cell office:value-type="float" office:value="65543696384" calcext:value-type="float">
            <text:p>65 543 696 384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29" calcext:value-type="float">
            <text:p>1 929</text:p>
          </table:table-cell>
          <table:table-cell office:value-type="float" office:value="5631556096" calcext:value-type="float">
            <text:p>5 631 556 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700" calcext:value-type="float">
            <text:p>2 700</text:p>
          </table:table-cell>
          <table:table-cell table:style-name="ce39" office:value-type="float" office:value="7882587648" calcext:value-type="float">
            <text:p>7 882 587 648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681" calcext:value-type="float">
            <text:p>23 681</text:p>
          </table:table-cell>
          <table:table-cell table:style-name="ce39" office:value-type="float" office:value="69116477440" calcext:value-type="float">
            <text:p>69 116 477 440</text:p>
          </table:table-cell>
          <table:table-cell/>
          <table:table-cell table:style-name="ce39" office:value-type="float" office:value="530067" calcext:value-type="float">
            <text:p>530 067</text:p>
          </table:table-cell>
          <table:table-cell table:style-name="ce39" office:value-type="float" office:value="21071" calcext:value-type="float">
            <text:p>21 071</text:p>
          </table:table-cell>
          <table:table-cell table:style-name="ce39" office:value-type="float" office:value="61496107008" calcext:value-type="float">
            <text:p>61 496 107 008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936" calcext:value-type="float">
            <text:p>1 936</text:p>
          </table:table-cell>
          <table:table-cell table:style-name="ce39" office:value-type="float" office:value="5652147712" calcext:value-type="float">
            <text:p>5 652 147 712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717" calcext:value-type="float">
            <text:p>2 717</text:p>
          </table:table-cell>
          <table:table-cell office:value-type="float" office:value="7929972736" calcext:value-type="float">
            <text:p>7 929 972 736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22856" calcext:value-type="float">
            <text:p>22 856</text:p>
          </table:table-cell>
          <table:table-cell office:value-type="float" office:value="66707111936" calcext:value-type="float">
            <text:p>66 707 111 936</text:p>
          </table:table-cell>
          <table:table-cell/>
          <table:table-cell office:value-type="float" office:value="529759" calcext:value-type="float">
            <text:p>529 759</text:p>
          </table:table-cell>
          <table:table-cell office:value-type="float" office:value="22570" calcext:value-type="float">
            <text:p>22 570</text:p>
          </table:table-cell>
          <table:table-cell office:value-type="float" office:value="65874972672" calcext:value-type="float">
            <text:p>65 874 972 672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91" calcext:value-type="float">
            <text:p>1 991</text:p>
          </table:table-cell>
          <table:table-cell office:value-type="float" office:value="5812647936" calcext:value-type="float">
            <text:p>5 812 647 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717" calcext:value-type="float">
            <text:p>2 717</text:p>
          </table:table-cell>
          <table:table-cell table:style-name="ce39" office:value-type="float" office:value="7932242432" calcext:value-type="float">
            <text:p>7 932 242 432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507" calcext:value-type="float">
            <text:p>23 507</text:p>
          </table:table-cell>
          <table:table-cell table:style-name="ce39" office:value-type="float" office:value="68607295488" calcext:value-type="float">
            <text:p>68 607 295 488</text:p>
          </table:table-cell>
          <table:table-cell/>
          <table:table-cell table:style-name="ce39" office:value-type="float" office:value="529990" calcext:value-type="float">
            <text:p>529 990</text:p>
          </table:table-cell>
          <table:table-cell table:style-name="ce39" office:value-type="float" office:value="20745" calcext:value-type="float">
            <text:p>20 745</text:p>
          </table:table-cell>
          <table:table-cell table:style-name="ce39" office:value-type="float" office:value="60545191936" calcext:value-type="float">
            <text:p>60 545 191 936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91" calcext:value-type="float">
            <text:p>1 891</text:p>
          </table:table-cell>
          <table:table-cell table:style-name="ce39" office:value-type="float" office:value="5521507840" calcext:value-type="float">
            <text:p>5 521 507 840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673" calcext:value-type="float">
            <text:p>2 673</text:p>
          </table:table-cell>
          <table:table-cell office:value-type="float" office:value="7804107776" calcext:value-type="float">
            <text:p>7 804 107 776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153" calcext:value-type="float">
            <text:p>23 153</text:p>
          </table:table-cell>
          <table:table-cell office:value-type="float" office:value="67575070720" calcext:value-type="float">
            <text:p>67 575 070 720</text:p>
          </table:table-cell>
          <table:table-cell/>
          <table:table-cell office:value-type="float" office:value="529767" calcext:value-type="float">
            <text:p>529 767</text:p>
          </table:table-cell>
          <table:table-cell office:value-type="float" office:value="22730" calcext:value-type="float">
            <text:p>22 730</text:p>
          </table:table-cell>
          <table:table-cell office:value-type="float" office:value="66342027264" calcext:value-type="float">
            <text:p>66 342 027 264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2002" calcext:value-type="float">
            <text:p>2 002</text:p>
          </table:table-cell>
          <table:table-cell office:value-type="float" office:value="5843212288" calcext:value-type="float">
            <text:p>5 843 212 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97" calcext:value-type="float">
            <text:p>2 697</text:p>
          </table:table-cell>
          <table:table-cell table:style-name="ce39" office:value-type="float" office:value="7872138752" calcext:value-type="float">
            <text:p>7 872 138 752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671" calcext:value-type="float">
            <text:p>23 671</text:p>
          </table:table-cell>
          <table:table-cell table:style-name="ce39" office:value-type="float" office:value="69086683136" calcext:value-type="float">
            <text:p>69 086 683 136</text:p>
          </table:table-cell>
          <table:table-cell/>
          <table:table-cell table:style-name="ce39" office:value-type="float" office:value="529792" calcext:value-type="float">
            <text:p>529 792</text:p>
          </table:table-cell>
          <table:table-cell table:style-name="ce39" office:value-type="float" office:value="20545" calcext:value-type="float">
            <text:p>20 545</text:p>
          </table:table-cell>
          <table:table-cell table:style-name="ce39" office:value-type="float" office:value="59962990592" calcext:value-type="float">
            <text:p>59 962 990 592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917" calcext:value-type="float">
            <text:p>1 917</text:p>
          </table:table-cell>
          <table:table-cell table:style-name="ce39" office:value-type="float" office:value="5596610048" calcext:value-type="float">
            <text:p>5 596 610 048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428" calcext:value-type="float">
            <text:p>2 428</text:p>
          </table:table-cell>
          <table:table-cell office:value-type="float" office:value="7087501824" calcext:value-type="float">
            <text:p>7 087 501 824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131" calcext:value-type="float">
            <text:p>23 131</text:p>
          </table:table-cell>
          <table:table-cell office:value-type="float" office:value="67510607872" calcext:value-type="float">
            <text:p>67 510 607 872</text:p>
          </table:table-cell>
          <table:table-cell/>
          <table:table-cell office:value-type="float" office:value="529839" calcext:value-type="float">
            <text:p>529 839</text:p>
          </table:table-cell>
          <table:table-cell office:value-type="float" office:value="22203" calcext:value-type="float">
            <text:p>22 203</text:p>
          </table:table-cell>
          <table:table-cell office:value-type="float" office:value="64801873920" calcext:value-type="float">
            <text:p>64 801 873 920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808" calcext:value-type="float">
            <text:p>1 808</text:p>
          </table:table-cell>
          <table:table-cell office:value-type="float" office:value="5278784000" calcext:value-type="float">
            <text:p>5 278 784 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469" calcext:value-type="float">
            <text:p>2 469</text:p>
          </table:table-cell>
          <table:table-cell table:style-name="ce39" office:value-type="float" office:value="7206003200" calcext:value-type="float">
            <text:p>7 206 003 200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477" calcext:value-type="float">
            <text:p>23 477</text:p>
          </table:table-cell>
          <table:table-cell table:style-name="ce39" office:value-type="float" office:value="68520579072" calcext:value-type="float">
            <text:p>68 520 579 072</text:p>
          </table:table-cell>
          <table:table-cell/>
          <table:table-cell table:style-name="ce39" office:value-type="float" office:value="529088" calcext:value-type="float">
            <text:p>529 088</text:p>
          </table:table-cell>
          <table:table-cell table:style-name="ce39" office:value-type="float" office:value="22200" calcext:value-type="float">
            <text:p>22 200</text:p>
          </table:table-cell>
          <table:table-cell table:style-name="ce39" office:value-type="float" office:value="64793538560" calcext:value-type="float">
            <text:p>64 793 538 560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17" calcext:value-type="float">
            <text:p>1 817</text:p>
          </table:table-cell>
          <table:table-cell table:style-name="ce39" office:value-type="float" office:value="5303384576" calcext:value-type="float">
            <text:p>5 303 384 576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505" calcext:value-type="float">
            <text:p>2 505</text:p>
          </table:table-cell>
          <table:table-cell office:value-type="float" office:value="7313384960" calcext:value-type="float">
            <text:p>7 313 384 960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256" calcext:value-type="float">
            <text:p>23 256</text:p>
          </table:table-cell>
          <table:table-cell office:value-type="float" office:value="67873619968" calcext:value-type="float">
            <text:p>67 873 619 968</text:p>
          </table:table-cell>
          <table:table-cell/>
          <table:table-cell office:value-type="float" office:value="529896" calcext:value-type="float">
            <text:p>529 896</text:p>
          </table:table-cell>
          <table:table-cell office:value-type="float" office:value="22361" calcext:value-type="float">
            <text:p>22 361</text:p>
          </table:table-cell>
          <table:table-cell office:value-type="float" office:value="65264685056" calcext:value-type="float">
            <text:p>65 264 685 056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49" calcext:value-type="float">
            <text:p>1 949</text:p>
          </table:table-cell>
          <table:table-cell office:value-type="float" office:value="5690531328" calcext:value-type="float">
            <text:p>5 690 531 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51" calcext:value-type="float">
            <text:p>2 651</text:p>
          </table:table-cell>
          <table:table-cell table:style-name="ce39" office:value-type="float" office:value="7738390016" calcext:value-type="float">
            <text:p>7 738 390 016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143" calcext:value-type="float">
            <text:p>23 143</text:p>
          </table:table-cell>
          <table:table-cell table:style-name="ce39" office:value-type="float" office:value="67545702400" calcext:value-type="float">
            <text:p>67 545 702 400</text:p>
          </table:table-cell>
          <table:table-cell/>
          <table:table-cell table:style-name="ce39" office:value-type="float" office:value="529011" calcext:value-type="float">
            <text:p>529 011</text:p>
          </table:table-cell>
          <table:table-cell table:style-name="ce39" office:value-type="float" office:value="22083" calcext:value-type="float">
            <text:p>22 083</text:p>
          </table:table-cell>
          <table:table-cell table:style-name="ce39" office:value-type="float" office:value="64452374528" calcext:value-type="float">
            <text:p>64 452 374 528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953" calcext:value-type="float">
            <text:p>1 953</text:p>
          </table:table-cell>
          <table:table-cell table:style-name="ce39" office:value-type="float" office:value="5700895744" calcext:value-type="float">
            <text:p>5 700 895 744</text:p>
          </table:table-cell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648" calcext:value-type="float">
            <text:p>2 648</text:p>
          </table:table-cell>
          <table:table-cell office:value-type="float" office:value="7730728960" calcext:value-type="float">
            <text:p>7 730 728 960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2947" calcext:value-type="float">
            <text:p>22 947</text:p>
          </table:table-cell>
          <table:table-cell office:value-type="float" office:value="66973024256" calcext:value-type="float">
            <text:p>66 973 024 256</text:p>
          </table:table-cell>
          <table:table-cell/>
          <table:table-cell office:value-type="float" office:value="529788" calcext:value-type="float">
            <text:p>529 788</text:p>
          </table:table-cell>
          <table:table-cell office:value-type="float" office:value="22120" calcext:value-type="float">
            <text:p>22 120</text:p>
          </table:table-cell>
          <table:table-cell office:value-type="float" office:value="64560910336" calcext:value-type="float">
            <text:p>64 560 910 336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787" calcext:value-type="float">
            <text:p>1 787</text:p>
          </table:table-cell>
          <table:table-cell office:value-type="float" office:value="5216217600" calcext:value-type="float">
            <text:p>5 216 217 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36" calcext:value-type="float">
            <text:p>2 636</text:p>
          </table:table-cell>
          <table:table-cell table:style-name="ce39" office:value-type="float" office:value="7696076288" calcext:value-type="float">
            <text:p>7 696 076 288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2468" calcext:value-type="float">
            <text:p>22 468</text:p>
          </table:table-cell>
          <table:table-cell table:style-name="ce39" office:value-type="float" office:value="65576214528" calcext:value-type="float">
            <text:p>65 576 214 528</text:p>
          </table:table-cell>
          <table:table-cell/>
          <table:table-cell table:style-name="ce39" office:value-type="float" office:value="529946" calcext:value-type="float">
            <text:p>529 946</text:p>
          </table:table-cell>
          <table:table-cell table:style-name="ce39" office:value-type="float" office:value="20507" calcext:value-type="float">
            <text:p>20 507</text:p>
          </table:table-cell>
          <table:table-cell table:style-name="ce39" office:value-type="float" office:value="59851100160" calcext:value-type="float">
            <text:p>59 851 100 160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937" calcext:value-type="float">
            <text:p>1 937</text:p>
          </table:table-cell>
          <table:table-cell table:style-name="ce39" office:value-type="float" office:value="5653300736" calcext:value-type="float">
            <text:p>5 653 300 736</text:p>
          </table:table-cell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493" calcext:value-type="float">
            <text:p>2 493</text:p>
          </table:table-cell>
          <table:table-cell office:value-type="float" office:value="7276270080" calcext:value-type="float">
            <text:p>7 276 270 080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119" calcext:value-type="float">
            <text:p>23 119</text:p>
          </table:table-cell>
          <table:table-cell office:value-type="float" office:value="67476254720" calcext:value-type="float">
            <text:p>67 476 254 720</text:p>
          </table:table-cell>
          <table:table-cell/>
          <table:table-cell office:value-type="float" office:value="529922" calcext:value-type="float">
            <text:p>529 922</text:p>
          </table:table-cell>
          <table:table-cell office:value-type="float" office:value="20659" calcext:value-type="float">
            <text:p>20 659</text:p>
          </table:table-cell>
          <table:table-cell office:value-type="float" office:value="60294770688" calcext:value-type="float">
            <text:p>60 294 770 688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823" calcext:value-type="float">
            <text:p>1 823</text:p>
          </table:table-cell>
          <table:table-cell office:value-type="float" office:value="5322082816" calcext:value-type="float">
            <text:p>5 322 082 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30" calcext:value-type="float">
            <text:p>2 630</text:p>
          </table:table-cell>
          <table:table-cell table:style-name="ce39" office:value-type="float" office:value="7676204032" calcext:value-type="float">
            <text:p>7 676 204 032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313" calcext:value-type="float">
            <text:p>23 313</text:p>
          </table:table-cell>
          <table:table-cell table:style-name="ce39" office:value-type="float" office:value="68041805824" calcext:value-type="float">
            <text:p>68 041 805 824</text:p>
          </table:table-cell>
          <table:table-cell/>
          <table:table-cell table:style-name="ce39" office:value-type="float" office:value="529811" calcext:value-type="float">
            <text:p>529 811</text:p>
          </table:table-cell>
          <table:table-cell table:style-name="ce39" office:value-type="float" office:value="21735" calcext:value-type="float">
            <text:p>21 735</text:p>
          </table:table-cell>
          <table:table-cell table:style-name="ce39" office:value-type="float" office:value="63436275712" calcext:value-type="float">
            <text:p>63 436 275 712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22" calcext:value-type="float">
            <text:p>1 822</text:p>
          </table:table-cell>
          <table:table-cell table:style-name="ce39" office:value-type="float" office:value="5319941120" calcext:value-type="float">
            <text:p>5 319 941 120</text:p>
          </table:table-cell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492" calcext:value-type="float">
            <text:p>2 492</text:p>
          </table:table-cell>
          <table:table-cell office:value-type="float" office:value="7273531904" calcext:value-type="float">
            <text:p>7 273 531 904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154" calcext:value-type="float">
            <text:p>23 154</text:p>
          </table:table-cell>
          <table:table-cell office:value-type="float" office:value="67577008128" calcext:value-type="float">
            <text:p>67 577 008 128</text:p>
          </table:table-cell>
          <table:table-cell/>
          <table:table-cell office:value-type="float" office:value="529857" calcext:value-type="float">
            <text:p>529 857</text:p>
          </table:table-cell>
          <table:table-cell office:value-type="float" office:value="20390" calcext:value-type="float">
            <text:p>20 390</text:p>
          </table:table-cell>
          <table:table-cell office:value-type="float" office:value="59509526528" calcext:value-type="float">
            <text:p>59 509 526 528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44" calcext:value-type="float">
            <text:p>1 944</text:p>
          </table:table-cell>
          <table:table-cell office:value-type="float" office:value="5675707392" calcext:value-type="float">
            <text:p>5 675 707 3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687" calcext:value-type="float">
            <text:p>2 687</text:p>
          </table:table-cell>
          <table:table-cell table:style-name="ce39" office:value-type="float" office:value="7844842496" calcext:value-type="float">
            <text:p>7 844 842 496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395" calcext:value-type="float">
            <text:p>23 395</text:p>
          </table:table-cell>
          <table:table-cell table:style-name="ce39" office:value-type="float" office:value="68282179584" calcext:value-type="float">
            <text:p>68 282 179 584</text:p>
          </table:table-cell>
          <table:table-cell/>
          <table:table-cell table:style-name="ce39" office:value-type="float" office:value="529683" calcext:value-type="float">
            <text:p>529 683</text:p>
          </table:table-cell>
          <table:table-cell table:style-name="ce39" office:value-type="float" office:value="22084" calcext:value-type="float">
            <text:p>22 084</text:p>
          </table:table-cell>
          <table:table-cell table:style-name="ce39" office:value-type="float" office:value="64456458240" calcext:value-type="float">
            <text:p>64 456 458 240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72" calcext:value-type="float">
            <text:p>1 872</text:p>
          </table:table-cell>
          <table:table-cell table:style-name="ce39" office:value-type="float" office:value="5463791616" calcext:value-type="float">
            <text:p>5 463 791 616</text:p>
          </table:table-cell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498" calcext:value-type="float">
            <text:p>2 498</text:p>
          </table:table-cell>
          <table:table-cell office:value-type="float" office:value="7293037056" calcext:value-type="float">
            <text:p>7 293 037 056</text:p>
          </table:table-cell>
          <table:table-cell/>
          <table:table-cell office:value-type="float" office:value="1048573" calcext:value-type="float">
            <text:p>1 048 573</text:p>
          </table:table-cell>
          <table:table-cell office:value-type="float" office:value="23120" calcext:value-type="float">
            <text:p>23 120</text:p>
          </table:table-cell>
          <table:table-cell office:value-type="float" office:value="67477016576" calcext:value-type="float">
            <text:p>67 477 016 576</text:p>
          </table:table-cell>
          <table:table-cell/>
          <table:table-cell office:value-type="float" office:value="529850" calcext:value-type="float">
            <text:p>529 850</text:p>
          </table:table-cell>
          <table:table-cell office:value-type="float" office:value="22722" calcext:value-type="float">
            <text:p>22 722</text:p>
          </table:table-cell>
          <table:table-cell office:value-type="float" office:value="66316865536" calcext:value-type="float">
            <text:p>66 316 865 536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2010" calcext:value-type="float">
            <text:p>2 010</text:p>
          </table:table-cell>
          <table:table-cell office:value-type="float" office:value="5867567616" calcext:value-type="float">
            <text:p>5 867 567 6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477" calcext:value-type="float">
            <text:p>2 477</text:p>
          </table:table-cell>
          <table:table-cell table:style-name="ce39" office:value-type="float" office:value="7229694464" calcext:value-type="float">
            <text:p>7 229 694 464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649" calcext:value-type="float">
            <text:p>23 649</text:p>
          </table:table-cell>
          <table:table-cell table:style-name="ce39" office:value-type="float" office:value="69022859264" calcext:value-type="float">
            <text:p>69 022 859 264</text:p>
          </table:table-cell>
          <table:table-cell/>
          <table:table-cell table:style-name="ce39" office:value-type="float" office:value="529773" calcext:value-type="float">
            <text:p>529 773</text:p>
          </table:table-cell>
          <table:table-cell table:style-name="ce39" office:value-type="float" office:value="21990" calcext:value-type="float">
            <text:p>21 990</text:p>
          </table:table-cell>
          <table:table-cell table:style-name="ce39" office:value-type="float" office:value="64180068352" calcext:value-type="float">
            <text:p>64 180 068 352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27" calcext:value-type="float">
            <text:p>1 827</text:p>
          </table:table-cell>
          <table:table-cell table:style-name="ce39" office:value-type="float" office:value="5335012352" calcext:value-type="float">
            <text:p>5 335 012 352</text:p>
          </table:table-cell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516" calcext:value-type="float">
            <text:p>2 516</text:p>
          </table:table-cell>
          <table:table-cell office:value-type="float" office:value="7345258496" calcext:value-type="float">
            <text:p>7 345 258 496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796" calcext:value-type="float">
            <text:p>23 796</text:p>
          </table:table-cell>
          <table:table-cell office:value-type="float" office:value="69451472896" calcext:value-type="float">
            <text:p>69 451 472 896</text:p>
          </table:table-cell>
          <table:table-cell/>
          <table:table-cell office:value-type="float" office:value="529878" calcext:value-type="float">
            <text:p>529 878</text:p>
          </table:table-cell>
          <table:table-cell office:value-type="float" office:value="22278" calcext:value-type="float">
            <text:p>22 278</text:p>
          </table:table-cell>
          <table:table-cell office:value-type="float" office:value="65022291968" calcext:value-type="float">
            <text:p>65 022 291 968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81" calcext:value-type="float">
            <text:p>1 981</text:p>
          </table:table-cell>
          <table:table-cell office:value-type="float" office:value="5784679424" calcext:value-type="float">
            <text:p>5 784 679 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573" calcext:value-type="float">
            <text:p>2 573</text:p>
          </table:table-cell>
          <table:table-cell table:style-name="ce39" office:value-type="float" office:value="7510222848" calcext:value-type="float">
            <text:p>7 510 222 848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2897" calcext:value-type="float">
            <text:p>22 897</text:p>
          </table:table-cell>
          <table:table-cell table:style-name="ce39" office:value-type="float" office:value="66827177984" calcext:value-type="float">
            <text:p>66 827 177 984</text:p>
          </table:table-cell>
          <table:table-cell/>
          <table:table-cell table:style-name="ce39" office:value-type="float" office:value="529860" calcext:value-type="float">
            <text:p>529 860</text:p>
          </table:table-cell>
          <table:table-cell table:style-name="ce39" office:value-type="float" office:value="22271" calcext:value-type="float">
            <text:p>22 271</text:p>
          </table:table-cell>
          <table:table-cell table:style-name="ce39" office:value-type="float" office:value="65002758144" calcext:value-type="float">
            <text:p>65 002 758 144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030" calcext:value-type="float">
            <text:p>2 030</text:p>
          </table:table-cell>
          <table:table-cell table:style-name="ce39" office:value-type="float" office:value="5925984256" calcext:value-type="float">
            <text:p>5 925 984 256</text:p>
          </table:table-cell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606" calcext:value-type="float">
            <text:p>2 606</text:p>
          </table:table-cell>
          <table:table-cell office:value-type="float" office:value="7608465408" calcext:value-type="float">
            <text:p>7 608 465 408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519" calcext:value-type="float">
            <text:p>23 519</text:p>
          </table:table-cell>
          <table:table-cell office:value-type="float" office:value="68643123200" calcext:value-type="float">
            <text:p>68 643 123 200</text:p>
          </table:table-cell>
          <table:table-cell/>
          <table:table-cell office:value-type="float" office:value="529147" calcext:value-type="float">
            <text:p>529 147</text:p>
          </table:table-cell>
          <table:table-cell office:value-type="float" office:value="22161" calcext:value-type="float">
            <text:p>22 161</text:p>
          </table:table-cell>
          <table:table-cell office:value-type="float" office:value="64679010304" calcext:value-type="float">
            <text:p>64 679 010 304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880" calcext:value-type="float">
            <text:p>1 880</text:p>
          </table:table-cell>
          <table:table-cell office:value-type="float" office:value="5488497664" calcext:value-type="float">
            <text:p>5 488 497 6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550" calcext:value-type="float">
            <text:p>2 550</text:p>
          </table:table-cell>
          <table:table-cell table:style-name="ce39" office:value-type="float" office:value="7444108288" calcext:value-type="float">
            <text:p>7 444 108 288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2893" calcext:value-type="float">
            <text:p>22 893</text:p>
          </table:table-cell>
          <table:table-cell table:style-name="ce39" office:value-type="float" office:value="66813341696" calcext:value-type="float">
            <text:p>66 813 341 696</text:p>
          </table:table-cell>
          <table:table-cell/>
          <table:table-cell table:style-name="ce39" office:value-type="float" office:value="529790" calcext:value-type="float">
            <text:p>529 790</text:p>
          </table:table-cell>
          <table:table-cell table:style-name="ce39" office:value-type="float" office:value="22593" calcext:value-type="float">
            <text:p>22 593</text:p>
          </table:table-cell>
          <table:table-cell table:style-name="ce39" office:value-type="float" office:value="65942085632" calcext:value-type="float">
            <text:p>65 942 085 632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013" calcext:value-type="float">
            <text:p>2 013</text:p>
          </table:table-cell>
          <table:table-cell table:style-name="ce39" office:value-type="float" office:value="5877324288" calcext:value-type="float">
            <text:p>5 877 324 288</text:p>
          </table:table-cell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691" calcext:value-type="float">
            <text:p>2 691</text:p>
          </table:table-cell>
          <table:table-cell office:value-type="float" office:value="7855688192" calcext:value-type="float">
            <text:p>7 855 688 192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3446" calcext:value-type="float">
            <text:p>23 446</text:p>
          </table:table-cell>
          <table:table-cell office:value-type="float" office:value="68429885440" calcext:value-type="float">
            <text:p>68 429 885 440</text:p>
          </table:table-cell>
          <table:table-cell/>
          <table:table-cell office:value-type="float" office:value="529856" calcext:value-type="float">
            <text:p>529 856</text:p>
          </table:table-cell>
          <table:table-cell office:value-type="float" office:value="20425" calcext:value-type="float">
            <text:p>20 425</text:p>
          </table:table-cell>
          <table:table-cell office:value-type="float" office:value="59612545024" calcext:value-type="float">
            <text:p>59 612 545 024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1993" calcext:value-type="float">
            <text:p>1 993</text:p>
          </table:table-cell>
          <table:table-cell office:value-type="float" office:value="5818873856" calcext:value-type="float">
            <text:p>5 818 873 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504" calcext:value-type="float">
            <text:p>2 504</text:p>
          </table:table-cell>
          <table:table-cell table:style-name="ce39" office:value-type="float" office:value="7308218880" calcext:value-type="float">
            <text:p>7 308 218 880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234" calcext:value-type="float">
            <text:p>23 234</text:p>
          </table:table-cell>
          <table:table-cell table:style-name="ce39" office:value-type="float" office:value="67810627584" calcext:value-type="float">
            <text:p>67 810 627 584</text:p>
          </table:table-cell>
          <table:table-cell/>
          <table:table-cell table:style-name="ce39" office:value-type="float" office:value="529931" calcext:value-type="float">
            <text:p>529 931</text:p>
          </table:table-cell>
          <table:table-cell table:style-name="ce39" office:value-type="float" office:value="20011" calcext:value-type="float">
            <text:p>20 011</text:p>
          </table:table-cell>
          <table:table-cell table:style-name="ce39" office:value-type="float" office:value="58404040704" calcext:value-type="float">
            <text:p>58 404 040 704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87" calcext:value-type="float">
            <text:p>1 887</text:p>
          </table:table-cell>
          <table:table-cell table:style-name="ce39" office:value-type="float" office:value="5508643840" calcext:value-type="float">
            <text:p>5 508 643 840</text:p>
          </table:table-cell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office:value-type="float" office:value="1048575" calcext:value-type="float">
            <text:p>1 048 575</text:p>
          </table:table-cell>
          <table:table-cell office:value-type="float" office:value="2609" calcext:value-type="float">
            <text:p>2 609</text:p>
          </table:table-cell>
          <table:table-cell office:value-type="float" office:value="7615116288" calcext:value-type="float">
            <text:p>7 615 116 288</text:p>
          </table:table-cell>
          <table:table-cell/>
          <table:table-cell office:value-type="float" office:value="1048574" calcext:value-type="float">
            <text:p>1 048 574</text:p>
          </table:table-cell>
          <table:table-cell office:value-type="float" office:value="24315" calcext:value-type="float">
            <text:p>24 315</text:p>
          </table:table-cell>
          <table:table-cell office:value-type="float" office:value="70965428224" calcext:value-type="float">
            <text:p>70 965 428 224</text:p>
          </table:table-cell>
          <table:table-cell/>
          <table:table-cell office:value-type="float" office:value="529809" calcext:value-type="float">
            <text:p>529 809</text:p>
          </table:table-cell>
          <table:table-cell office:value-type="float" office:value="21678" calcext:value-type="float">
            <text:p>21 678</text:p>
          </table:table-cell>
          <table:table-cell office:value-type="float" office:value="63271464960" calcext:value-type="float">
            <text:p>63 271 464 960</text:p>
          </table:table-cell>
          <table:table-cell/>
          <table:table-cell office:value-type="float" office:value="1048575" calcext:value-type="float">
            <text:p>1 048 575</text:p>
          </table:table-cell>
          <table:table-cell office:value-type="float" office:value="2015" calcext:value-type="float">
            <text:p>2 015</text:p>
          </table:table-cell>
          <table:table-cell office:value-type="float" office:value="5881182208" calcext:value-type="float">
            <text:p>5 881 182 2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2576" calcext:value-type="float">
            <text:p>2 576</text:p>
          </table:table-cell>
          <table:table-cell table:style-name="ce39" office:value-type="float" office:value="7520638464" calcext:value-type="float">
            <text:p>7 520 638 464</text:p>
          </table:table-cell>
          <table:table-cell/>
          <table:table-cell table:style-name="ce39" office:value-type="float" office:value="1048574" calcext:value-type="float">
            <text:p>1 048 574</text:p>
          </table:table-cell>
          <table:table-cell table:style-name="ce39" office:value-type="float" office:value="23394" calcext:value-type="float">
            <text:p>23 394</text:p>
          </table:table-cell>
          <table:table-cell table:style-name="ce39" office:value-type="float" office:value="68278280192" calcext:value-type="float">
            <text:p>68 278 280 192</text:p>
          </table:table-cell>
          <table:table-cell/>
          <table:table-cell table:style-name="ce39" office:value-type="float" office:value="529749" calcext:value-type="float">
            <text:p>529 749</text:p>
          </table:table-cell>
          <table:table-cell table:style-name="ce39" office:value-type="float" office:value="22412" calcext:value-type="float">
            <text:p>22 412</text:p>
          </table:table-cell>
          <table:table-cell table:style-name="ce39" office:value-type="float" office:value="65414250496" calcext:value-type="float">
            <text:p>65 414 250 496</text:p>
          </table:table-cell>
          <table:table-cell/>
          <table:table-cell table:style-name="ce39" office:value-type="float" office:value="1048575" calcext:value-type="float">
            <text:p>1 048 575</text:p>
          </table:table-cell>
          <table:table-cell table:style-name="ce39" office:value-type="float" office:value="1894" calcext:value-type="float">
            <text:p>1 894</text:p>
          </table:table-cell>
          <table:table-cell table:style-name="ce39" office:value-type="float" office:value="5529150464" calcext:value-type="float">
            <text:p>5 529 150 464</text:p>
          </table:table-cell>
        </table:table-row>
        <table:table-row table:style-name="ro1">
          <table:table-cell table:style-name="ce37"/>
          <table:table-cell table:style-name="Default" table:number-columns-repeated="3"/>
          <table:table-cell table:style-name="ce45"/>
          <table:table-cell table:style-name="Default" table:number-columns-repeated="3"/>
          <table:table-cell table:style-name="ce45"/>
          <table:table-cell table:style-name="Default" table:number-columns-repeated="3"/>
          <table:table-cell table:style-name="ce45"/>
          <table:table-cell table:style-name="Default" table:number-columns-repeated="3"/>
        </table:table-row>
        <table:table-row table:style-name="ro1">
          <table:table-cell office:value-type="string" calcext:value-type="string">
            <text:p>Moyenne</text:p>
          </table:table-cell>
          <table:table-cell table:style-name="ce40" table:formula="of:=AVERAGE([.B43:.B72])" office:value-type="float" office:value="1048575" calcext:value-type="float">
            <text:p>1 048 575,00</text:p>
          </table:table-cell>
          <table:table-cell table:style-name="ce40" table:formula="of:=AVERAGE([.C43:.C72])" office:value-type="float" office:value="2585.36666666667" calcext:value-type="float">
            <text:p>2 585,37</text:p>
          </table:table-cell>
          <table:table-cell table:style-name="ce40" table:formula="of:=AVERAGE([.D43:.D72])" office:value-type="float" office:value="7547110041.6" calcext:value-type="float">
            <text:p>7 547 110 041,60</text:p>
          </table:table-cell>
          <table:table-cell table:style-name="ce46"/>
          <table:table-cell table:style-name="ce40" table:formula="of:=AVERAGE([.F43:.F72])" office:value-type="float" office:value="1048573.96666667" calcext:value-type="float">
            <text:p>1 048 573,97</text:p>
          </table:table-cell>
          <table:table-cell table:style-name="ce40" table:formula="of:=AVERAGE([.G43:.G72])" office:value-type="float" office:value="23319.1333333333" calcext:value-type="float">
            <text:p>23 319,13</text:p>
          </table:table-cell>
          <table:table-cell table:style-name="ce40" table:formula="of:=AVERAGE([.H43:.H72])" office:value-type="float" office:value="68059410022.4" calcext:value-type="float">
            <text:p>68 059 410 022,40</text:p>
          </table:table-cell>
          <table:table-cell table:style-name="ce46"/>
          <table:table-cell table:style-name="ce40" table:formula="of:=AVERAGE([.J43:.J72])" office:value-type="float" office:value="529771.066666667" calcext:value-type="float">
            <text:p>529 771,07</text:p>
          </table:table-cell>
          <table:table-cell table:style-name="ce40" table:formula="of:=AVERAGE([.K43:.K72])" office:value-type="float" office:value="21644.3666666667" calcext:value-type="float">
            <text:p>21 644,37</text:p>
          </table:table-cell>
          <table:table-cell table:style-name="ce40" table:formula="of:=AVERAGE([.L43:.L72])" office:value-type="float" office:value="63171987319.4667" calcext:value-type="float">
            <text:p>63 171 987 319,47</text:p>
          </table:table-cell>
          <table:table-cell table:style-name="ce48"/>
          <table:table-cell table:style-name="ce40" table:formula="of:=AVERAGE([.N43:.N72])" office:value-type="float" office:value="1048575" calcext:value-type="float">
            <text:p>1 048 575,00</text:p>
          </table:table-cell>
          <table:table-cell table:style-name="ce40" table:formula="of:=AVERAGE([.O43:.O72])" office:value-type="float" office:value="1922.33333333333" calcext:value-type="float">
            <text:p>1 922,33</text:p>
          </table:table-cell>
          <table:table-cell table:style-name="ce40" table:formula="of:=AVERAGE([.P43:.P72])" office:value-type="float" office:value="5612045192.53333" calcext:value-type="float">
            <text:p>5 612 045 192,53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40" table:formula="of:=STDEV([.B43:.B72])" office:value-type="float" office:value="0" calcext:value-type="float">
            <text:p>0,00</text:p>
          </table:table-cell>
          <table:table-cell table:style-name="ce40" table:formula="of:=STDEV([.C43:.C72])" office:value-type="float" office:value="86.8941025471307" calcext:value-type="float">
            <text:p>86,89</text:p>
          </table:table-cell>
          <table:table-cell table:style-name="ce40" table:formula="of:=STDEV([.D43:.D72])" office:value-type="float" office:value="253923115.787018" calcext:value-type="float">
            <text:p>253 923 115,79</text:p>
          </table:table-cell>
          <table:table-cell table:style-name="ce46"/>
          <table:table-cell table:style-name="ce40" table:formula="of:=STDEV([.F43:.F72])" office:value-type="float" office:value="0.319841914974746" calcext:value-type="float">
            <text:p>0,32</text:p>
          </table:table-cell>
          <table:table-cell table:style-name="ce40" table:formula="of:=STDEV([.G43:.G72])" office:value-type="float" office:value="350.970450994474" calcext:value-type="float">
            <text:p>350,97</text:p>
          </table:table-cell>
          <table:table-cell table:style-name="ce40" table:formula="of:=STDEV([.H43:.H72])" office:value-type="float" office:value="1024528994.06352" calcext:value-type="float">
            <text:p>1 024 528 994,06</text:p>
          </table:table-cell>
          <table:table-cell table:style-name="ce46"/>
          <table:table-cell table:style-name="ce40" table:formula="of:=STDEV([.J43:.J72])" office:value-type="float" office:value="247.896938169924" calcext:value-type="float">
            <text:p>247,90</text:p>
          </table:table-cell>
          <table:table-cell table:style-name="ce40" table:formula="of:=STDEV([.K43:.K72])" office:value-type="float" office:value="863.78032341935" calcext:value-type="float">
            <text:p>863,78</text:p>
          </table:table-cell>
          <table:table-cell table:style-name="ce40" table:formula="of:=STDEV([.L43:.L72])" office:value-type="float" office:value="2521918122.19555" calcext:value-type="float">
            <text:p>2 521 918 122,20</text:p>
          </table:table-cell>
          <table:table-cell table:style-name="ce48"/>
          <table:table-cell table:style-name="ce40" table:formula="of:=STDEV([.N43:.N72])" office:value-type="float" office:value="0" calcext:value-type="float">
            <text:p>0,00</text:p>
          </table:table-cell>
          <table:table-cell table:style-name="ce40" table:formula="of:=STDEV([.O43:.O72])" office:value-type="float" office:value="70.9284891613563" calcext:value-type="float">
            <text:p>70,93</text:p>
          </table:table-cell>
          <table:table-cell table:style-name="ce40" table:formula="of:=STDEV([.P43:.P72])" office:value-type="float" office:value="206954376.154104" calcext:value-type="float">
            <text:p>206 954 376,15</text:p>
          </table:table-cell>
        </table:table-row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ce33" office:value-type="string" calcext:value-type="string" table:number-columns-spanned="16" table:number-rows-spanned="1">
            <text:p>Nombre de variables : 35</text:p>
          </table:table-cell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ce41"/>
          <table:covered-table-cell table:style-name="ce34"/>
          <table:covered-table-cell table:number-columns-repeated="2" table:style-name="ce33"/>
          <table:covered-table-cell table:style-name="Default"/>
          <table:covered-table-cell table:style-name="ce34"/>
          <table:covered-table-cell table:number-columns-repeated="2" table:style-name="ce33"/>
        </table:table-row>
        <table:table-row table:style-name="ro1">
          <table:table-cell table:style-name="ce33" office:value-type="string" calcext:value-type="string">
            <text:p>Modules utilisés</text:p>
          </table:table-cell>
          <table:table-cell table:style-name="ce36" office:value-type="string" calcext:value-type="string" table:number-columns-spanned="3" table:number-rows-spanned="1">
            <text:p>sub+xorset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</text:p>
          </table:table-cell>
          <table:covered-table-cell table:number-columns-repeated="2" table:style-name="ce33"/>
          <table:table-cell table:style-name="ce41"/>
          <table:table-cell table:style-name="ce36" office:value-type="string" calcext:value-type="string" table:number-columns-spanned="3" table:number-rows-spanned="1">
            <text:p>sub+xorset+xorgauss_enhance</text:p>
          </table:table-cell>
          <table:covered-table-cell table:number-columns-repeated="2" table:style-name="ce33"/>
          <table:table-cell table:style-name="ce45"/>
          <table:table-cell table:style-name="ce36" office:value-type="string" calcext:value-type="string" table:number-columns-spanned="3" table:number-rows-spanned="1">
            <text:p>cnf+xorset</text:p>
          </table:table-cell>
          <table:covered-table-cell table:number-columns-repeated="2" table:style-name="ce33"/>
        </table:table-row>
        <table:table-row table:style-name="ro1">
          <table:table-cell table:style-name="ce34" office:value-type="string" calcext:value-type="string">
            <text:p>Seed</text:p>
          </table:table-cell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1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  <table:table-cell table:style-name="ce45"/>
          <table:table-cell table:style-name="ce36" office:value-type="string" calcext:value-type="string">
            <text:p>Nb conf</text:p>
          </table:table-cell>
          <table:table-cell table:style-name="ce36" office:value-type="string" calcext:value-type="string">
            <text:p>Temps (ml)</text:p>
          </table:table-cell>
          <table:table-cell table:style-name="ce36" office:value-type="string" calcext:value-type="string">
            <text:p>Ticks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5585" calcext:value-type="float">
            <text:p>55 585</text:p>
          </table:table-cell>
          <table:table-cell office:value-type="float" office:value="162230026240" calcext:value-type="float">
            <text:p>162 230 026 240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556488" calcext:value-type="float">
            <text:p>556 488</text:p>
          </table:table-cell>
          <table:table-cell office:value-type="float" office:value="1624687509504" calcext:value-type="float">
            <text:p>1 624 687 509 504</text:p>
          </table:table-cell>
          <table:table-cell/>
          <table:table-cell office:value-type="float" office:value="10418776" calcext:value-type="float">
            <text:p>10 418 776</text:p>
          </table:table-cell>
          <table:table-cell office:value-type="float" office:value="508751" calcext:value-type="float">
            <text:p>508 751</text:p>
          </table:table-cell>
          <table:table-cell office:value-type="float" office:value="1484782174208" calcext:value-type="float">
            <text:p>1 484 782 174 208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41410" calcext:value-type="float">
            <text:p>41 410</text:p>
          </table:table-cell>
          <table:table-cell office:value-type="float" office:value="120856838144" calcext:value-type="float">
            <text:p>120 856 838 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487" calcext:value-type="float">
            <text:p>54 487</text:p>
          </table:table-cell>
          <table:table-cell table:style-name="ce39" office:value-type="float" office:value="159028084736" calcext:value-type="float">
            <text:p>159 028 084 736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63412" calcext:value-type="float">
            <text:p>563 412</text:p>
          </table:table-cell>
          <table:table-cell table:style-name="ce39" office:value-type="float" office:value="1644322750464" calcext:value-type="float">
            <text:p>1 644 322 750 464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437" calcext:value-type="float">
            <text:p>41 437</text:p>
          </table:table-cell>
          <table:table-cell table:style-name="ce39" office:value-type="float" office:value="120936628224" calcext:value-type="float">
            <text:p>120 936 628 224</text:p>
          </table:table-cell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2904" calcext:value-type="float">
            <text:p>52 904</text:p>
          </table:table-cell>
          <table:table-cell office:value-type="float" office:value="154403848192" calcext:value-type="float">
            <text:p>154 403 848 192</text:p>
          </table:table-cell>
          <table:table-cell table:number-columns-repeated="9"/>
          <table:table-cell office:value-type="float" office:value="16777215" calcext:value-type="float">
            <text:p>16 777 215</text:p>
          </table:table-cell>
          <table:table-cell office:value-type="float" office:value="40263" calcext:value-type="float">
            <text:p>40 263</text:p>
          </table:table-cell>
          <table:table-cell office:value-type="float" office:value="117508825088" calcext:value-type="float">
            <text:p>117 508 825 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3198" calcext:value-type="float">
            <text:p>53 198</text:p>
          </table:table-cell>
          <table:table-cell table:style-name="ce39" office:value-type="float" office:value="155259289600" calcext:value-type="float">
            <text:p>155 259 289 600</text:p>
          </table:table-cell>
          <table:table-cell/>
          <table:table-cell table:style-name="ce39" table:number-columns-repeated="3"/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0662" calcext:value-type="float">
            <text:p>40 662</text:p>
          </table:table-cell>
          <table:table-cell table:style-name="ce39" office:value-type="float" office:value="118674423808" calcext:value-type="float">
            <text:p>118 674 423 808</text:p>
          </table:table-cell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4237" calcext:value-type="float">
            <text:p>54 237</text:p>
          </table:table-cell>
          <table:table-cell office:value-type="float" office:value="158291968000" calcext:value-type="float">
            <text:p>158 291 968 000</text:p>
          </table:table-cell>
          <table:table-cell table:number-columns-repeated="9"/>
          <table:table-cell office:value-type="float" office:value="16777215" calcext:value-type="float">
            <text:p>16 777 215</text:p>
          </table:table-cell>
          <table:table-cell office:value-type="float" office:value="41604" calcext:value-type="float">
            <text:p>41 604</text:p>
          </table:table-cell>
          <table:table-cell office:value-type="float" office:value="121425117184" calcext:value-type="float">
            <text:p>121 425 117 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246" calcext:value-type="float">
            <text:p>54 246</text:p>
          </table:table-cell>
          <table:table-cell table:style-name="ce39" office:value-type="float" office:value="158316806144" calcext:value-type="float">
            <text:p>158 316 806 144</text:p>
          </table:table-cell>
          <table:table-cell/>
          <table:table-cell table:style-name="ce39" table:number-columns-repeated="3"/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0239" calcext:value-type="float">
            <text:p>40 239</text:p>
          </table:table-cell>
          <table:table-cell table:style-name="ce39" office:value-type="float" office:value="117437808640" calcext:value-type="float">
            <text:p>117 437 808 640</text:p>
          </table:table-cell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5353" calcext:value-type="float">
            <text:p>55 353</text:p>
          </table:table-cell>
          <table:table-cell office:value-type="float" office:value="161550729216" calcext:value-type="float">
            <text:p>161 550 729 216</text:p>
          </table:table-cell>
          <table:table-cell table:number-columns-repeated="9"/>
          <table:table-cell office:value-type="float" office:value="16777215" calcext:value-type="float">
            <text:p>16 777 215</text:p>
          </table:table-cell>
          <table:table-cell office:value-type="float" office:value="41808" calcext:value-type="float">
            <text:p>41 808</text:p>
          </table:table-cell>
          <table:table-cell office:value-type="float" office:value="122019102720" calcext:value-type="float">
            <text:p>122 019 102 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3082" calcext:value-type="float">
            <text:p>53 082</text:p>
          </table:table-cell>
          <table:table-cell table:style-name="ce39" office:value-type="float" office:value="154919354368" calcext:value-type="float">
            <text:p>154 919 354 368</text:p>
          </table:table-cell>
          <table:table-cell/>
          <table:table-cell table:style-name="ce39" table:number-columns-repeated="3"/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010" calcext:value-type="float">
            <text:p>41 010</text:p>
          </table:table-cell>
          <table:table-cell table:style-name="ce39" office:value-type="float" office:value="119691034624" calcext:value-type="float">
            <text:p>119 691 034 624</text:p>
          </table:table-cell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3685" calcext:value-type="float">
            <text:p>53 685</text:p>
          </table:table-cell>
          <table:table-cell office:value-type="float" office:value="156681732096" calcext:value-type="float">
            <text:p>156 681 732 096</text:p>
          </table:table-cell>
          <table:table-cell table:number-columns-repeated="9"/>
          <table:table-cell office:value-type="float" office:value="16777215" calcext:value-type="float">
            <text:p>16 777 215</text:p>
          </table:table-cell>
          <table:table-cell office:value-type="float" office:value="41625" calcext:value-type="float">
            <text:p>41 625</text:p>
          </table:table-cell>
          <table:table-cell office:value-type="float" office:value="121486008320" calcext:value-type="float">
            <text:p>121 486 008 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449" calcext:value-type="float">
            <text:p>54 449</text:p>
          </table:table-cell>
          <table:table-cell table:style-name="ce39" office:value-type="float" office:value="158911135744" calcext:value-type="float">
            <text:p>158 911 135 744</text:p>
          </table:table-cell>
          <table:table-cell/>
          <table:table-cell table:style-name="ce39" table:number-columns-repeated="3"/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033" calcext:value-type="float">
            <text:p>41 033</text:p>
          </table:table-cell>
          <table:table-cell table:style-name="ce39" office:value-type="float" office:value="119755743232" calcext:value-type="float">
            <text:p>119 755 743 232</text:p>
          </table:table-cell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4186" calcext:value-type="float">
            <text:p>54 186</text:p>
          </table:table-cell>
          <table:table-cell office:value-type="float" office:value="158152572928" calcext:value-type="float">
            <text:p>158 152 572 928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522948" calcext:value-type="float">
            <text:p>522 948</text:p>
          </table:table-cell>
          <table:table-cell office:value-type="float" office:value="1526214295552" calcext:value-type="float">
            <text:p>1 526 214 295 552</text:p>
          </table:table-cell>
          <table:table-cell/>
          <table:table-cell office:value-type="float" office:value="10420666" calcext:value-type="float">
            <text:p>10 420 666</text:p>
          </table:table-cell>
          <table:table-cell office:value-type="float" office:value="537161" calcext:value-type="float">
            <text:p>537 161</text:p>
          </table:table-cell>
          <table:table-cell office:value-type="float" office:value="1567703040000" calcext:value-type="float">
            <text:p>1 567 703 040 000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40566" calcext:value-type="float">
            <text:p>40 566</text:p>
          </table:table-cell>
          <table:table-cell office:value-type="float" office:value="118395207680" calcext:value-type="float">
            <text:p>118 395 207 6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5695" calcext:value-type="float">
            <text:p>55 695</text:p>
          </table:table-cell>
          <table:table-cell table:style-name="ce39" office:value-type="float" office:value="162548744192" calcext:value-type="float">
            <text:p>162 548 744 192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53766" calcext:value-type="float">
            <text:p>553 766</text:p>
          </table:table-cell>
          <table:table-cell table:style-name="ce39" office:value-type="float" office:value="1616164945920" calcext:value-type="float">
            <text:p>1 616 164 945 920</text:p>
          </table:table-cell>
          <table:table-cell/>
          <table:table-cell table:style-name="ce39" office:value-type="float" office:value="10423515" calcext:value-type="float">
            <text:p>10 423 515</text:p>
          </table:table-cell>
          <table:table-cell table:style-name="ce39" office:value-type="float" office:value="538955" calcext:value-type="float">
            <text:p>538 955</text:p>
          </table:table-cell>
          <table:table-cell table:style-name="ce39" office:value-type="float" office:value="1572939366400" calcext:value-type="float">
            <text:p>1 572 939 366 400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39024" calcext:value-type="float">
            <text:p>39 024</text:p>
          </table:table-cell>
          <table:table-cell table:style-name="ce39" office:value-type="float" office:value="113892335616" calcext:value-type="float">
            <text:p>113 892 335 616</text:p>
          </table:table-cell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1610" calcext:value-type="float">
            <text:p>51 610</text:p>
          </table:table-cell>
          <table:table-cell office:value-type="float" office:value="150624583680" calcext:value-type="float">
            <text:p>150 624 583 680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56115" calcext:value-type="float">
            <text:p>556 115</text:p>
          </table:table-cell>
          <table:table-cell office:value-type="float" office:value="1623019225088" calcext:value-type="float">
            <text:p>1 623 019 225 088</text:p>
          </table:table-cell>
          <table:table-cell/>
          <table:table-cell office:value-type="float" office:value="10423010" calcext:value-type="float">
            <text:p>10 423 010</text:p>
          </table:table-cell>
          <table:table-cell office:value-type="float" office:value="506744" calcext:value-type="float">
            <text:p>506 744</text:p>
          </table:table-cell>
          <table:table-cell office:value-type="float" office:value="1478924042240" calcext:value-type="float">
            <text:p>1 478 924 042 240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39937" calcext:value-type="float">
            <text:p>39 937</text:p>
          </table:table-cell>
          <table:table-cell office:value-type="float" office:value="116557225984" calcext:value-type="float">
            <text:p>116 557 225 9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544" calcext:value-type="float">
            <text:p>54 544</text:p>
          </table:table-cell>
          <table:table-cell table:style-name="ce39" office:value-type="float" office:value="159188205568" calcext:value-type="float">
            <text:p>159 188 205 568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55922" calcext:value-type="float">
            <text:p>555 922</text:p>
          </table:table-cell>
          <table:table-cell table:style-name="ce39" office:value-type="float" office:value="1622458105856" calcext:value-type="float">
            <text:p>1 622 458 105 856</text:p>
          </table:table-cell>
          <table:table-cell/>
          <table:table-cell table:style-name="ce39" office:value-type="float" office:value="10417385" calcext:value-type="float">
            <text:p>10 417 385</text:p>
          </table:table-cell>
          <table:table-cell table:style-name="ce39" office:value-type="float" office:value="544695" calcext:value-type="float">
            <text:p>544 695</text:p>
          </table:table-cell>
          <table:table-cell table:style-name="ce39" office:value-type="float" office:value="1589693644800" calcext:value-type="float">
            <text:p>1 589 693 644 800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0898" calcext:value-type="float">
            <text:p>40 898</text:p>
          </table:table-cell>
          <table:table-cell table:style-name="ce39" office:value-type="float" office:value="119363780608" calcext:value-type="float">
            <text:p>119 363 780 608</text:p>
          </table:table-cell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4828" calcext:value-type="float">
            <text:p>54 828</text:p>
          </table:table-cell>
          <table:table-cell office:value-type="float" office:value="160017022976" calcext:value-type="float">
            <text:p>160 017 022 976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59546" calcext:value-type="float">
            <text:p>559 546</text:p>
          </table:table-cell>
          <table:table-cell office:value-type="float" office:value="1633034698752" calcext:value-type="float">
            <text:p>1 633 034 698 752</text:p>
          </table:table-cell>
          <table:table-cell/>
          <table:table-cell office:value-type="float" office:value="10420893" calcext:value-type="float">
            <text:p>10 420 893</text:p>
          </table:table-cell>
          <table:table-cell office:value-type="float" office:value="501792" calcext:value-type="float">
            <text:p>501 792</text:p>
          </table:table-cell>
          <table:table-cell office:value-type="float" office:value="1464477417472" calcext:value-type="float">
            <text:p>1 464 477 417 472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41223" calcext:value-type="float">
            <text:p>41 223</text:p>
          </table:table-cell>
          <table:table-cell office:value-type="float" office:value="120312602624" calcext:value-type="float">
            <text:p>120 312 602 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3814" calcext:value-type="float">
            <text:p>53 814</text:p>
          </table:table-cell>
          <table:table-cell table:style-name="ce39" office:value-type="float" office:value="157058367488" calcext:value-type="float">
            <text:p>157 058 367 488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26434" calcext:value-type="float">
            <text:p>526 434</text:p>
          </table:table-cell>
          <table:table-cell table:style-name="ce39" office:value-type="float" office:value="1536389152768" calcext:value-type="float">
            <text:p>1 536 389 152 768</text:p>
          </table:table-cell>
          <table:table-cell/>
          <table:table-cell table:style-name="ce39" office:value-type="float" office:value="10421679" calcext:value-type="float">
            <text:p>10 421 679</text:p>
          </table:table-cell>
          <table:table-cell table:style-name="ce39" office:value-type="float" office:value="506545" calcext:value-type="float">
            <text:p>506 545</text:p>
          </table:table-cell>
          <table:table-cell table:style-name="ce39" office:value-type="float" office:value="1478350471168" calcext:value-type="float">
            <text:p>1 478 350 471 168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39532" calcext:value-type="float">
            <text:p>39 532</text:p>
          </table:table-cell>
          <table:table-cell table:style-name="ce39" office:value-type="float" office:value="115372900352" calcext:value-type="float">
            <text:p>115 372 900 352</text:p>
          </table:table-cell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5715" calcext:value-type="float">
            <text:p>55 715</text:p>
          </table:table-cell>
          <table:table-cell office:value-type="float" office:value="162604351488" calcext:value-type="float">
            <text:p>162 604 351 488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54315" calcext:value-type="float">
            <text:p>554 315</text:p>
          </table:table-cell>
          <table:table-cell office:value-type="float" office:value="1617768611840" calcext:value-type="float">
            <text:p>1 617 768 611 840</text:p>
          </table:table-cell>
          <table:table-cell/>
          <table:table-cell office:value-type="float" office:value="10419946" calcext:value-type="float">
            <text:p>10 419 946</text:p>
          </table:table-cell>
          <table:table-cell office:value-type="float" office:value="507523" calcext:value-type="float">
            <text:p>507 523</text:p>
          </table:table-cell>
          <table:table-cell office:value-type="float" office:value="1481203646464" calcext:value-type="float">
            <text:p>1 481 203 646 464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41688" calcext:value-type="float">
            <text:p>41 688</text:p>
          </table:table-cell>
          <table:table-cell office:value-type="float" office:value="121669713920" calcext:value-type="float">
            <text:p>121 669 713 9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580" calcext:value-type="float">
            <text:p>54 580</text:p>
          </table:table-cell>
          <table:table-cell table:style-name="ce39" office:value-type="float" office:value="159292489728" calcext:value-type="float">
            <text:p>159 292 489 728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20559" calcext:value-type="float">
            <text:p>520 559</text:p>
          </table:table-cell>
          <table:table-cell table:style-name="ce39" office:value-type="float" office:value="1519240740864" calcext:value-type="float">
            <text:p>1 519 240 740 864</text:p>
          </table:table-cell>
          <table:table-cell/>
          <table:table-cell table:style-name="ce39" office:value-type="float" office:value="10421068" calcext:value-type="float">
            <text:p>10 421 068</text:p>
          </table:table-cell>
          <table:table-cell table:style-name="ce39" office:value-type="float" office:value="531009" calcext:value-type="float">
            <text:p>531 009</text:p>
          </table:table-cell>
          <table:table-cell table:style-name="ce39" office:value-type="float" office:value="1549750501376" calcext:value-type="float">
            <text:p>1 549 750 501 376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183" calcext:value-type="float">
            <text:p>41 183</text:p>
          </table:table-cell>
          <table:table-cell table:style-name="ce39" office:value-type="float" office:value="120194686976" calcext:value-type="float">
            <text:p>120 194 686 976</text:p>
          </table:table-cell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5504" calcext:value-type="float">
            <text:p>55 504</text:p>
          </table:table-cell>
          <table:table-cell office:value-type="float" office:value="161990868992" calcext:value-type="float">
            <text:p>161 990 868 992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39905" calcext:value-type="float">
            <text:p>539 905</text:p>
          </table:table-cell>
          <table:table-cell office:value-type="float" office:value="1575714291712" calcext:value-type="float">
            <text:p>1 575 714 291 712</text:p>
          </table:table-cell>
          <table:table-cell/>
          <table:table-cell office:value-type="float" office:value="10422024" calcext:value-type="float">
            <text:p>10 422 024</text:p>
          </table:table-cell>
          <table:table-cell office:value-type="float" office:value="548557" calcext:value-type="float">
            <text:p>548 557</text:p>
          </table:table-cell>
          <table:table-cell office:value-type="float" office:value="1600966230016" calcext:value-type="float">
            <text:p>1 600 966 230 016</text:p>
          </table:table-cell>
          <table:table-cell/>
          <table:table-cell office:value-type="float" office:value="16777215" calcext:value-type="float">
            <text:p>16 777 215</text:p>
          </table:table-cell>
          <table:table-cell office:value-type="float" office:value="40598" calcext:value-type="float">
            <text:p>40 598</text:p>
          </table:table-cell>
          <table:table-cell office:value-type="float" office:value="118484459520" calcext:value-type="float">
            <text:p>118 484 459 5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5071" calcext:value-type="float">
            <text:p>55 071</text:p>
          </table:table-cell>
          <table:table-cell table:style-name="ce39" office:value-type="float" office:value="160726220800" calcext:value-type="float">
            <text:p>160 726 220 800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29013" calcext:value-type="float">
            <text:p>529 013</text:p>
          </table:table-cell>
          <table:table-cell table:style-name="ce39" office:value-type="float" office:value="1543919763456" calcext:value-type="float">
            <text:p>1 543 919 763 456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709" calcext:value-type="float">
            <text:p>41 709</text:p>
          </table:table-cell>
          <table:table-cell table:style-name="ce39" office:value-type="float" office:value="121731031040" calcext:value-type="float">
            <text:p>121 731 031 040</text:p>
          </table:table-cell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3797" calcext:value-type="float">
            <text:p>53 797</text:p>
          </table:table-cell>
          <table:table-cell office:value-type="float" office:value="157008494592" calcext:value-type="float">
            <text:p>157 008 494 592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67968" calcext:value-type="float">
            <text:p>567 968</text:p>
          </table:table-cell>
          <table:table-cell office:value-type="float" office:value="1657618825216" calcext:value-type="float">
            <text:p>1 657 618 825 216</text:p>
          </table:table-cell>
          <table:table-cell table:number-columns-repeated="5"/>
          <table:table-cell office:value-type="float" office:value="16777215" calcext:value-type="float">
            <text:p>16 777 215</text:p>
          </table:table-cell>
          <table:table-cell office:value-type="float" office:value="41152" calcext:value-type="float">
            <text:p>41 152</text:p>
          </table:table-cell>
          <table:table-cell office:value-type="float" office:value="120106328064" calcext:value-type="float">
            <text:p>120 106 328 0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2358" calcext:value-type="float">
            <text:p>52 358</text:p>
          </table:table-cell>
          <table:table-cell table:style-name="ce39" office:value-type="float" office:value="152808669184" calcext:value-type="float">
            <text:p>152 808 669 184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51936" calcext:value-type="float">
            <text:p>551 936</text:p>
          </table:table-cell>
          <table:table-cell table:style-name="ce39" office:value-type="float" office:value="1610805149696" calcext:value-type="float">
            <text:p>1 610 805 149 696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354" calcext:value-type="float">
            <text:p>41 354</text:p>
          </table:table-cell>
          <table:table-cell table:style-name="ce39" office:value-type="float" office:value="120695283712" calcext:value-type="float">
            <text:p>120 695 283 712</text:p>
          </table:table-cell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3316" calcext:value-type="float">
            <text:p>53 316</text:p>
          </table:table-cell>
          <table:table-cell office:value-type="float" office:value="155602124800" calcext:value-type="float">
            <text:p>155 602 124 800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79135" calcext:value-type="float">
            <text:p>579 135</text:p>
          </table:table-cell>
          <table:table-cell office:value-type="float" office:value="1690182483968" calcext:value-type="float">
            <text:p>1 690 182 483 968</text:p>
          </table:table-cell>
          <table:table-cell table:number-columns-repeated="5"/>
          <table:table-cell office:value-type="float" office:value="16777215" calcext:value-type="float">
            <text:p>16 777 215</text:p>
          </table:table-cell>
          <table:table-cell office:value-type="float" office:value="40520" calcext:value-type="float">
            <text:p>40 520</text:p>
          </table:table-cell>
          <table:table-cell office:value-type="float" office:value="118256099328" calcext:value-type="float">
            <text:p>118 256 099 3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348" calcext:value-type="float">
            <text:p>54 348</text:p>
          </table:table-cell>
          <table:table-cell table:style-name="ce39" office:value-type="float" office:value="158616420352" calcext:value-type="float">
            <text:p>158 616 420 352</text:p>
          </table:table-cell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79429" calcext:value-type="float">
            <text:p>579 429</text:p>
          </table:table-cell>
          <table:table-cell table:style-name="ce39" office:value-type="float" office:value="1691061846016" calcext:value-type="float">
            <text:p>1 691 061 846 016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536" calcext:value-type="float">
            <text:p>41 536</text:p>
          </table:table-cell>
          <table:table-cell table:style-name="ce39" office:value-type="float" office:value="121222135808" calcext:value-type="float">
            <text:p>121 222 135 808</text:p>
          </table:table-cell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4592" calcext:value-type="float">
            <text:p>54 592</text:p>
          </table:table-cell>
          <table:table-cell office:value-type="float" office:value="159328321536" calcext:value-type="float">
            <text:p>159 328 321 536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50655" calcext:value-type="float">
            <text:p>550 655</text:p>
          </table:table-cell>
          <table:table-cell office:value-type="float" office:value="1607078379520" calcext:value-type="float">
            <text:p>1 607 078 379 520</text:p>
          </table:table-cell>
          <table:table-cell table:number-columns-repeated="5"/>
          <table:table-cell office:value-type="float" office:value="16777215" calcext:value-type="float">
            <text:p>16 777 215</text:p>
          </table:table-cell>
          <table:table-cell office:value-type="float" office:value="41230" calcext:value-type="float">
            <text:p>41 230</text:p>
          </table:table-cell>
          <table:table-cell office:value-type="float" office:value="120330936320" calcext:value-type="float">
            <text:p>120 330 936 3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2669" calcext:value-type="float">
            <text:p>52 669</text:p>
          </table:table-cell>
          <table:table-cell table:style-name="ce39" office:value-type="float" office:value="153715671040" calcext:value-type="float">
            <text:p>153 715 671 040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38849" calcext:value-type="float">
            <text:p>538 849</text:p>
          </table:table-cell>
          <table:table-cell table:style-name="ce39" office:value-type="float" office:value="1572623482880" calcext:value-type="float">
            <text:p>1 572 623 482 880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023" calcext:value-type="float">
            <text:p>41 023</text:p>
          </table:table-cell>
          <table:table-cell table:style-name="ce39" office:value-type="float" office:value="119729045504" calcext:value-type="float">
            <text:p>119 729 045 504</text:p>
          </table:table-cell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3619" calcext:value-type="float">
            <text:p>53 619</text:p>
          </table:table-cell>
          <table:table-cell office:value-type="float" office:value="156489875456" calcext:value-type="float">
            <text:p>156 489 875 456</text:p>
          </table:table-cell>
          <table:table-cell/>
          <table:table-cell office:value-type="float" office:value="16777214" calcext:value-type="float">
            <text:p>16 777 214</text:p>
          </table:table-cell>
          <table:table-cell office:value-type="float" office:value="547254" calcext:value-type="float">
            <text:p>547 254</text:p>
          </table:table-cell>
          <table:table-cell office:value-type="float" office:value="1597151903744" calcext:value-type="float">
            <text:p>1 597 151 903 744</text:p>
          </table:table-cell>
          <table:table-cell table:number-columns-repeated="5"/>
          <table:table-cell office:value-type="float" office:value="16777215" calcext:value-type="float">
            <text:p>16 777 215</text:p>
          </table:table-cell>
          <table:table-cell office:value-type="float" office:value="40182" calcext:value-type="float">
            <text:p>40 182</text:p>
          </table:table-cell>
          <table:table-cell office:value-type="float" office:value="117271977984" calcext:value-type="float">
            <text:p>117 271 977 9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5052" calcext:value-type="float">
            <text:p>55 052</text:p>
          </table:table-cell>
          <table:table-cell table:style-name="ce39" office:value-type="float" office:value="160670187520" calcext:value-type="float">
            <text:p>160 670 187 520</text:p>
          </table:table-cell>
          <table:table-cell/>
          <table:table-cell table:style-name="ce39" office:value-type="float" office:value="16777214" calcext:value-type="float">
            <text:p>16 777 214</text:p>
          </table:table-cell>
          <table:table-cell table:style-name="ce39" office:value-type="float" office:value="555160" calcext:value-type="float">
            <text:p>555 160</text:p>
          </table:table-cell>
          <table:table-cell table:style-name="ce39" office:value-type="float" office:value="1620225032192" calcext:value-type="float">
            <text:p>1 620 225 032 192</text:p>
          </table:table-cell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866" calcext:value-type="float">
            <text:p>41 866</text:p>
          </table:table-cell>
          <table:table-cell table:style-name="ce39" office:value-type="float" office:value="122188996608" calcext:value-type="float">
            <text:p>122 188 996 608</text:p>
          </table:table-cell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office:value-type="float" office:value="16777215" calcext:value-type="float">
            <text:p>16 777 215</text:p>
          </table:table-cell>
          <table:table-cell office:value-type="float" office:value="52879" calcext:value-type="float">
            <text:p>52 879</text:p>
          </table:table-cell>
          <table:table-cell office:value-type="float" office:value="154330136576" calcext:value-type="float">
            <text:p>154 330 136 576</text:p>
          </table:table-cell>
          <table:table-cell table:number-columns-repeated="9"/>
          <table:table-cell office:value-type="float" office:value="16777215" calcext:value-type="float">
            <text:p>16 777 215</text:p>
          </table:table-cell>
          <table:table-cell office:value-type="float" office:value="40768" calcext:value-type="float">
            <text:p>40 768</text:p>
          </table:table-cell>
          <table:table-cell office:value-type="float" office:value="118981853184" calcext:value-type="float">
            <text:p>118 981 853 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54321" calcext:value-type="float">
            <text:p>54 321</text:p>
          </table:table-cell>
          <table:table-cell table:style-name="ce39" office:value-type="float" office:value="158538153984" calcext:value-type="float">
            <text:p>158 538 153 984</text:p>
          </table:table-cell>
          <table:table-cell/>
          <table:table-cell table:style-name="ce39" table:number-columns-repeated="3"/>
          <table:table-cell/>
          <table:table-cell table:style-name="ce39" table:number-columns-repeated="3"/>
          <table:table-cell/>
          <table:table-cell table:style-name="ce39" office:value-type="float" office:value="16777215" calcext:value-type="float">
            <text:p>16 777 215</text:p>
          </table:table-cell>
          <table:table-cell table:style-name="ce39" office:value-type="float" office:value="41234" calcext:value-type="float">
            <text:p>41 234</text:p>
          </table:table-cell>
          <table:table-cell table:style-name="ce39" office:value-type="float" office:value="120344985600" calcext:value-type="float">
            <text:p>120 344 985 600</text:p>
          </table:table-cell>
        </table:table-row>
        <table:table-row table:style-name="ro1">
          <table:table-cell table:style-name="ce37"/>
          <table:table-cell table:style-name="Default" table:number-columns-repeated="3"/>
          <table:table-cell table:style-name="ce45"/>
          <table:table-cell table:style-name="Default" table:number-columns-repeated="3"/>
          <table:table-cell table:style-name="ce45"/>
          <table:table-cell table:style-name="Default" table:number-columns-repeated="3"/>
          <table:table-cell table:style-name="ce45"/>
          <table:table-cell table:style-name="Default" table:number-columns-repeated="3"/>
        </table:table-row>
        <table:table-row table:style-name="ro1">
          <table:table-cell office:value-type="string" calcext:value-type="string">
            <text:p>Moyenne</text:p>
          </table:table-cell>
          <table:table-cell table:style-name="ce40" table:formula="of:=AVERAGE([.B81:.B110])" office:value-type="float" office:value="16777215" calcext:value-type="float">
            <text:p>16 777 215,00</text:p>
          </table:table-cell>
          <table:table-cell table:style-name="ce40" table:formula="of:=AVERAGE([.C81:.C110])" office:value-type="float" office:value="54124.1333333333" calcext:value-type="float">
            <text:p>54 124,13</text:p>
          </table:table-cell>
          <table:table-cell table:style-name="ce40" table:formula="of:=AVERAGE([.D81:.D110])" office:value-type="float" office:value="157963481907.2" calcext:value-type="float">
            <text:p>157 963 481 907,20</text:p>
          </table:table-cell>
          <table:table-cell table:style-name="ce46"/>
          <table:table-cell table:style-name="ce40" table:formula="of:=AVERAGE([.F81:.F110])" office:value-type="float" office:value="16777214.25" calcext:value-type="float">
            <text:p>16 777 214,25</text:p>
          </table:table-cell>
          <table:table-cell table:style-name="ce40" table:formula="of:=AVERAGE([.G81:.G110])" office:value-type="float" office:value="550440.45" calcext:value-type="float">
            <text:p>550 440,45</text:p>
          </table:table-cell>
          <table:table-cell table:style-name="ce40" table:formula="of:=AVERAGE([.H81:.H110])" office:value-type="float" office:value="1606484059750.4" calcext:value-type="float">
            <text:p>1 606 484 059 750,40</text:p>
          </table:table-cell>
          <table:table-cell table:style-name="ce46"/>
          <table:table-cell table:style-name="ce40" table:formula="of:=AVERAGE([.J81:.J110])" office:value-type="float" office:value="10420896.2" calcext:value-type="float">
            <text:p>10 420 896,20</text:p>
          </table:table-cell>
          <table:table-cell table:style-name="ce40" table:formula="of:=AVERAGE([.K81:.K110])" office:value-type="float" office:value="523173.2" calcext:value-type="float">
            <text:p>523 173,20</text:p>
          </table:table-cell>
          <table:table-cell table:style-name="ce40" table:formula="of:=AVERAGE([.L81:.L110])" office:value-type="float" office:value="1526879053414.4" calcext:value-type="float">
            <text:p>1 526 879 053 414,40</text:p>
          </table:table-cell>
          <table:table-cell table:style-name="ce48"/>
          <table:table-cell table:style-name="ce40" table:formula="of:=AVERAGE([.N81:.N110])" office:value-type="float" office:value="16777215" calcext:value-type="float">
            <text:p>16 777 215,00</text:p>
          </table:table-cell>
          <table:table-cell table:style-name="ce40" table:formula="of:=AVERAGE([.O81:.O110])" office:value-type="float" office:value="40943.8" calcext:value-type="float">
            <text:p>40 943,80</text:p>
          </table:table-cell>
          <table:table-cell table:style-name="ce40" table:formula="of:=AVERAGE([.P81:.P110])" office:value-type="float" office:value="119496437213.867" calcext:value-type="float">
            <text:p>119 496 437 213,87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style-name="ce40" table:formula="of:=STDEV([.B81:.B110])" office:value-type="float" office:value="0" calcext:value-type="float">
            <text:p>0,00</text:p>
          </table:table-cell>
          <table:table-cell table:style-name="ce40" table:formula="of:=STDEV([.C81:.C110])" office:value-type="float" office:value="1043.94492962606" calcext:value-type="float">
            <text:p>1 043,94</text:p>
          </table:table-cell>
          <table:table-cell table:style-name="ce40" table:formula="of:=STDEV([.D81:.D110])" office:value-type="float" office:value="3047124235.86211" calcext:value-type="float">
            <text:p>3 047 124 235,86</text:p>
          </table:table-cell>
          <table:table-cell table:style-name="ce46"/>
          <table:table-cell table:style-name="ce40" table:formula="of:=STDEV([.F81:.F110])" office:value-type="float" office:value="0.444261658319319" calcext:value-type="float">
            <text:p>0,44</text:p>
          </table:table-cell>
          <table:table-cell table:style-name="ce40" table:formula="of:=STDEV([.G81:.G110])" office:value-type="float" office:value="16719.4205278425" calcext:value-type="float">
            <text:p>16 719,42</text:p>
          </table:table-cell>
          <table:table-cell table:style-name="ce40" table:formula="of:=STDEV([.H81:.H110])" office:value-type="float" office:value="48807769066.8933" calcext:value-type="float">
            <text:p>48 807 769 066,89</text:p>
          </table:table-cell>
          <table:table-cell table:style-name="ce46"/>
          <table:table-cell table:style-name="ce40" table:formula="of:=STDEV([.J81:.J110])" office:value-type="float" office:value="1856.52433924854" calcext:value-type="float">
            <text:p>1 856,52</text:p>
          </table:table-cell>
          <table:table-cell table:style-name="ce40" table:formula="of:=STDEV([.K81:.K110])" office:value-type="float" office:value="18469.6407761494" calcext:value-type="float">
            <text:p>18 469,64</text:p>
          </table:table-cell>
          <table:table-cell table:style-name="ce40" table:formula="of:=STDEV([.L81:.L110])" office:value-type="float" office:value="53906190812.8294" calcext:value-type="float">
            <text:p>53 906 190 812,83</text:p>
          </table:table-cell>
          <table:table-cell table:style-name="ce48"/>
          <table:table-cell table:style-name="ce40" table:formula="of:=STDEV([.N81:.N110])" office:value-type="float" office:value="0" calcext:value-type="float">
            <text:p>0,00</text:p>
          </table:table-cell>
          <table:table-cell table:style-name="ce40" table:formula="of:=STDEV([.O81:.O110])" office:value-type="float" office:value="688.995390605672" calcext:value-type="float">
            <text:p>689,00</text:p>
          </table:table-cell>
          <table:table-cell table:style-name="ce40" table:formula="of:=STDEV([.P81:.P110])" office:value-type="float" office:value="2011762314.00469" calcext:value-type="float">
            <text:p>2 011 762 314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1:05:41.388301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5:00:37.281153075</meta:creation-date>
    <meta:generator>LibreOffice/7.5.4.2$Linux_X86_64 LibreOffice_project/36ccfdc35048b057fd9854c757a8b67ec53977b6</meta:generator>
    <dc:date>2023-07-12T23:06:26.403190955</dc:date>
    <meta:editing-duration>PT1H59M31S</meta:editing-duration>
    <meta:editing-cycles>12</meta:editing-cycles>
    <meta:document-statistic meta:table-count="1" meta:cell-count="1228" meta:object-count="0"/>
  </office:meta>
</office:document-meta>
</file>